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004586" draw:textarea-horizontal-align="justify" draw:textarea-vertical-align="middle" draw:auto-grow-height="false" fo:min-height="0.15cm" fo:min-width="0cm"/>
    </style:style>
    <style:style style:name="gr2" style:family="graphic" style:parent-style-name="standard">
      <style:graphic-properties draw:stroke="none" svg:stroke-color="#000000" draw:fill="none" draw:fill-color="#ffffff" fo:min-height="0.319cm"/>
    </style:style>
    <style:style style:name="gr3" style:family="graphic" style:parent-style-name="standard">
      <style:graphic-properties draw:stroke="none" draw:fill-color="#ff420e" draw:textarea-horizontal-align="justify" draw:textarea-vertical-align="middle" draw:auto-grow-height="false" fo:min-height="0.15cm" fo:min-width="0cm"/>
    </style:style>
    <style:style style:name="gr4" style:family="graphic" style:parent-style-name="standard">
      <style:graphic-properties draw:stroke="none" svg:stroke-color="#000000" draw:fill="none" draw:fill-color="#ffffff" fo:min-height="0.637cm"/>
    </style:style>
    <style:style style:name="gr5" style:family="graphic" style:parent-style-name="standard">
      <style:graphic-properties draw:stroke="none" draw:fill-color="#ffd320" draw:textarea-horizontal-align="justify" draw:textarea-vertical-align="middle" draw:auto-grow-height="false" fo:min-height="0.15cm" fo:min-width="0cm"/>
    </style:style>
    <style:style style:name="gr6" style:family="graphic" style:parent-style-name="standard">
      <style:graphic-properties draw:stroke="none" draw:fill-color="#579d1c" draw:textarea-horizontal-align="justify" draw:textarea-vertical-align="middle" draw:auto-grow-height="false" fo:min-height="0.15cm" fo:min-width="0cm"/>
    </style:style>
    <style:style style:name="gr7" style:family="graphic" style:parent-style-name="standard">
      <style:graphic-properties draw:stroke="none" draw:fill-color="#7e0021" draw:textarea-horizontal-align="justify" draw:textarea-vertical-align="middle" draw:auto-grow-height="false" fo:min-height="0.15cm" fo:min-width="0cm"/>
    </style:style>
    <style:style style:name="gr8" style:family="graphic" style:parent-style-name="standard">
      <style:graphic-properties draw:stroke="none" draw:fill-color="#83caff" draw:textarea-horizontal-align="justify" draw:textarea-vertical-align="middle" draw:auto-grow-height="false" fo:min-height="0.15cm" fo:min-width="0cm"/>
    </style:style>
    <style:style style:name="gr9" style:family="graphic" style:parent-style-name="standard">
      <style:graphic-properties draw:stroke="none" svg:stroke-color="#000000" draw:fill="none" draw:fill-color="#ffffff" fo:min-height="0.955cm"/>
    </style:style>
    <style:style style:name="gr10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4cm" svg:height="0.4cm" svg:x="1cm" svg:y="6.7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1.6cm" svg:height="0.569cm" svg:x="1.2cm" svg:y="6.6cm">
            <draw:text-box>
              <text:p><text:span text:style-name="T1">Serial</text:span></text:p>
            </draw:text-box>
          </draw:frame>
          <draw:custom-shape draw:style-name="gr3" draw:text-style-name="P1" draw:layer="layout" svg:width="0.4cm" svg:height="0.4cm" svg:x="2.5cm" svg:y="6.7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2.5cm" svg:height="0.887cm" svg:x="2.7cm" svg:y="6.613cm">
            <draw:text-box>
              <text:p><text:span text:style-name="T1">OpenMP (none)</text:span></text:p>
            </draw:text-box>
          </draw:frame>
          <draw:custom-shape draw:style-name="gr5" draw:text-style-name="P1" draw:layer="layout" svg:width="0.4cm" svg:height="0.4cm" svg:x="5.3cm" svg:y="6.7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3cm" svg:height="0.887cm" svg:x="5.5cm" svg:y="6.6cm">
            <draw:text-box>
              <text:p><text:span text:style-name="T1">OpenMP (compact)</text:span></text:p>
            </draw:text-box>
          </draw:frame>
          <draw:custom-shape draw:style-name="gr6" draw:text-style-name="P1" draw:layer="layout" svg:width="0.4cm" svg:height="0.4cm" svg:x="8.5cm" svg:y="6.7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3.1cm" svg:height="0.887cm" svg:x="8.7cm" svg:y="6.6cm">
            <draw:text-box>
              <text:p><text:span text:style-name="T1">OpenMP (scatter)</text:span></text:p>
            </draw:text-box>
          </draw:frame>
          <draw:custom-shape draw:style-name="gr7" draw:text-style-name="P1" draw:layer="layout" svg:width="0.4cm" svg:height="0.4cm" svg:x="11.5cm" svg:y="6.7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3.2cm" svg:height="0.887cm" svg:x="11.7cm" svg:y="6.613cm">
            <draw:text-box>
              <text:p><text:span text:style-name="T1">OpenMP (balanced)</text:span></text:p>
            </draw:text-box>
          </draw:frame>
          <draw:custom-shape draw:style-name="gr8" draw:text-style-name="P1" draw:layer="layout" svg:width="0.4cm" svg:height="0.4cm" svg:x="14.8cm" svg:y="6.7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2" draw:layer="layout" svg:width="1.7cm" svg:height="1.205cm" svg:x="15cm" svg:y="6.6cm">
            <draw:text-box>
              <text:p><text:span text:style-name="T1">Cilk Plus</text:span></text:p>
            </draw:text-box>
          </draw:frame>
        </draw:g>
        <draw:frame draw:style-name="gr10" draw:text-style-name="P1" draw:layer="layout" svg:width="8.5cm" svg:height="6cm" svg:x="0cm" svg:y="0.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0" draw:text-style-name="P1" draw:layer="layout" svg:width="8.5cm" svg:height="6cm" svg:x="8.5cm" svg:y="0.5cm"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7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2T14:13:59.467948271</meta:creation-date>
    <dc:date>2015-09-14T17:09:29.118555867</dc:date>
    <meta:editing-duration>PT1H10M5S</meta:editing-duration>
    <meta:editing-cycles>14</meta:editing-cycles>
    <meta:generator>LibreOffice/4.1.5.3$Linux_X86_64 LibreOffice_project/410m0$Build-3</meta:generator>
    <meta:document-statistic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width="0.02cm"/>
      <style:text-properties fo:font-size="7pt" style:font-size-asian="10pt" style:font-size-complex="10pt"/>
    </style:style>
    <style:style style:name="ch4" style:family="chart">
      <style:chart-properties chart:auto-position="true"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true" chart:origin="0" chart:reverse-direction="false" text:line-break="false" chart:link-data-style-to-source="false" chart:axis-position="1"/>
      <style:graphic-properties svg:stroke-width="0.02cm"/>
      <style:text-properties fo:font-size="8pt" style:font-size-asian="10pt" style:font-size-complex="10pt"/>
    </style:style>
    <style:style style:name="ch6" style:family="chart">
      <style:chart-properties chart:auto-position="true" style:rotation-angle="90"/>
      <style:text-properties fo:font-size="8pt" style:font-size-asian="9pt" style:font-size-complex="9pt"/>
    </style:style>
    <style:style style:name="ch7" style:family="chart" style:data-style-name="N0">
      <style:chart-properties chart:symbol-type="none" chart:link-data-style-to-source="false"/>
      <style:graphic-properties svg:stroke-width="0.04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false"/>
      <style:graphic-properties svg:stroke-width="0.04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4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4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4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4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ffffff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8.501cm" svg:height="6.001cm" xlink:href="." xlink:type="simple" chart:class="chart:line" chart:style-name="ch1">
        <chart:plot-area chart:style-name="ch2" chart:data-source-has-labels="both" svg:x="0.79cm" svg:y="0.119cm" svg:width="7.378cm" svg:height="5.274cm">
          <chartooo:coordinate-region svg:x="1.835cm" svg:y="0.279cm" svg:width="6.199cm" svg:height="4.599cm"/>
          <chart:axis chart:dimension="x" chart:name="primary-x" chart:style-name="ch3" chartooo:axis-type="auto">
            <chartooo:date-scale/>
            <chart:title svg:x="4.348cm" svg:y="5.513cm" chart:style-name="ch4">
              <text:p>g</text:p>
            </chart:title>
            <chart:categories table:cell-range-address="local-table.$A$2:.$A$11"/>
          </chart:axis>
          <chart:axis chart:dimension="y" chart:name="primary-y" chart:style-name="ch5">
            <chart:title svg:x="0.132cm" svg:y="3.733cm" chart:style-name="ch6">
              <text:p>uts g 240 (ms)</text:p>
            </chart:title>
          </chart:axis>
          <chart:series chart:style-name="ch7" chart:values-cell-range-address="local-table.$B$2:.$B$11" chart:label-cell-address="local-table.$B$1" chart:class="chart:line">
            <chart:data-point chart:repeated="10"/>
          </chart:series>
          <chart:series chart:style-name="ch8" chart:values-cell-range-address="local-table.$C$2:.$C$11" chart:label-cell-address="local-table.$C$1" chart:class="chart:line">
            <chart:data-point chart:repeated="10"/>
          </chart:series>
          <chart:series chart:style-name="ch9" chart:values-cell-range-address="local-table.$D$2:.$D$11" chart:label-cell-address="local-table.$D$1" chart:class="chart:line">
            <chart:data-point chart:repeated="10"/>
          </chart:series>
          <chart:series chart:style-name="ch10" chart:values-cell-range-address="local-table.$E$2:.$E$11" chart:label-cell-address="local-table.$E$1" chart:class="chart:line">
            <chart:data-point chart:repeated="10"/>
          </chart:series>
          <chart:series chart:style-name="ch11" chart:values-cell-range-address="local-table.$F$2:.$F$11" chart:label-cell-address="local-table.$F$1" chart:class="chart:line">
            <chart:data-point chart:repeated="10"/>
          </chart:series>
          <chart:series chart:style-name="ch12" chart:values-cell-range-address="local-table.$G$2:.$G$11" chart:label-cell-address="local-table.$G$1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ts_serial</text:p>
              </table:table-cell>
              <table:table-cell office:value-type="string">
                <text:p>uts_omp_none</text:p>
              </table:table-cell>
              <table:table-cell office:value-type="string">
                <text:p>uts_omp_compact</text:p>
              </table:table-cell>
              <table:table-cell office:value-type="string">
                <text:p>uts_omp_scatter</text:p>
              </table:table-cell>
              <table:table-cell office:value-type="string">
                <text:p>uts_omp_balanced</text:p>
              </table:table-cell>
              <table:table-cell office:value-type="string">
                <text:p>uts_omp_cilk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1184.736585">
                <text:p>1184.736585</text:p>
              </table:table-cell>
              <table:table-cell office:value-type="float" office:value="461.869048">
                <text:p>461.869048</text:p>
              </table:table-cell>
              <table:table-cell office:value-type="float" office:value="354.47628">
                <text:p>354.47628</text:p>
              </table:table-cell>
              <table:table-cell office:value-type="float" office:value="363.016475">
                <text:p>363.016475</text:p>
              </table:table-cell>
              <table:table-cell office:value-type="float" office:value="354.133049">
                <text:p>354.133049</text:p>
              </table:table-cell>
              <table:table-cell office:value-type="float" office:value="605.161712">
                <text:p>605.16171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054.081123">
                <text:p>2054.081123</text:p>
              </table:table-cell>
              <table:table-cell office:value-type="float" office:value="415.925099">
                <text:p>415.925099</text:p>
              </table:table-cell>
              <table:table-cell office:value-type="float" office:value="358.453959">
                <text:p>358.453959</text:p>
              </table:table-cell>
              <table:table-cell office:value-type="float" office:value="362.164752">
                <text:p>362.164752</text:p>
              </table:table-cell>
              <table:table-cell office:value-type="float" office:value="357.588763">
                <text:p>357.588763</text:p>
              </table:table-cell>
              <table:table-cell office:value-type="float" office:value="432.877819">
                <text:p>432.87781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924.4293">
                <text:p>2924.4293</text:p>
              </table:table-cell>
              <table:table-cell office:value-type="float" office:value="481.430121">
                <text:p>481.430121</text:p>
              </table:table-cell>
              <table:table-cell office:value-type="float" office:value="352.541426">
                <text:p>352.541426</text:p>
              </table:table-cell>
              <table:table-cell office:value-type="float" office:value="391.591273">
                <text:p>391.591273</text:p>
              </table:table-cell>
              <table:table-cell office:value-type="float" office:value="344.184907">
                <text:p>344.184907</text:p>
              </table:table-cell>
              <table:table-cell office:value-type="float" office:value="492.885717">
                <text:p>492.88571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777.948388">
                <text:p>3777.948388</text:p>
              </table:table-cell>
              <table:table-cell office:value-type="float" office:value="544.385238">
                <text:p>544.385238</text:p>
              </table:table-cell>
              <table:table-cell office:value-type="float" office:value="403.19173">
                <text:p>403.19173</text:p>
              </table:table-cell>
              <table:table-cell office:value-type="float" office:value="386.491135">
                <text:p>386.491135</text:p>
              </table:table-cell>
              <table:table-cell office:value-type="float" office:value="359.541835">
                <text:p>359.541835</text:p>
              </table:table-cell>
              <table:table-cell office:value-type="float" office:value="487.938396">
                <text:p>487.93839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639.871276">
                <text:p>4639.871276</text:p>
              </table:table-cell>
              <table:table-cell office:value-type="float" office:value="458.514186">
                <text:p>458.514186</text:p>
              </table:table-cell>
              <table:table-cell office:value-type="float" office:value="397.037909">
                <text:p>397.037909</text:p>
              </table:table-cell>
              <table:table-cell office:value-type="float" office:value="380.842923">
                <text:p>380.842923</text:p>
              </table:table-cell>
              <table:table-cell office:value-type="float" office:value="364.443539">
                <text:p>364.443539</text:p>
              </table:table-cell>
              <table:table-cell office:value-type="float" office:value="597.7425">
                <text:p>597.742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5497.591813">
                <text:p>5497.591813</text:p>
              </table:table-cell>
              <table:table-cell office:value-type="float" office:value="497.405569">
                <text:p>497.405569</text:p>
              </table:table-cell>
              <table:table-cell office:value-type="float" office:value="398.393122">
                <text:p>398.393122</text:p>
              </table:table-cell>
              <table:table-cell office:value-type="float" office:value="386.277691">
                <text:p>386.277691</text:p>
              </table:table-cell>
              <table:table-cell office:value-type="float" office:value="386.919821">
                <text:p>386.919821</text:p>
              </table:table-cell>
              <table:table-cell office:value-type="float" office:value="717.274562">
                <text:p>717.27456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6360.654157">
                <text:p>6360.654157</text:p>
              </table:table-cell>
              <table:table-cell office:value-type="float" office:value="494.869135">
                <text:p>494.869135</text:p>
              </table:table-cell>
              <table:table-cell office:value-type="float" office:value="405.988056">
                <text:p>405.988056</text:p>
              </table:table-cell>
              <table:table-cell office:value-type="float" office:value="407.672189">
                <text:p>407.672189</text:p>
              </table:table-cell>
              <table:table-cell office:value-type="float" office:value="381.700229">
                <text:p>381.700229</text:p>
              </table:table-cell>
              <table:table-cell office:value-type="float" office:value="712.713329">
                <text:p>712.71332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7219.150009">
                <text:p>7219.150009</text:p>
              </table:table-cell>
              <table:table-cell office:value-type="float" office:value="513.340213">
                <text:p>513.340213</text:p>
              </table:table-cell>
              <table:table-cell office:value-type="float" office:value="421.086567">
                <text:p>421.086567</text:p>
              </table:table-cell>
              <table:table-cell office:value-type="float" office:value="415.502317">
                <text:p>415.502317</text:p>
              </table:table-cell>
              <table:table-cell office:value-type="float" office:value="405.209533">
                <text:p>405.209533</text:p>
              </table:table-cell>
              <table:table-cell office:value-type="float" office:value="587.385752">
                <text:p>587.38575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8079.239662">
                <text:p>8079.239662</text:p>
              </table:table-cell>
              <table:table-cell office:value-type="float" office:value="507.30181">
                <text:p>507.30181</text:p>
              </table:table-cell>
              <table:table-cell office:value-type="float" office:value="429.389002">
                <text:p>429.389002</text:p>
              </table:table-cell>
              <table:table-cell office:value-type="float" office:value="430.810359">
                <text:p>430.810359</text:p>
              </table:table-cell>
              <table:table-cell office:value-type="float" office:value="415.312867">
                <text:p>415.312867</text:p>
              </table:table-cell>
              <table:table-cell office:value-type="float" office:value="582.417583">
                <text:p>582.41758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525.272993">
                <text:p>525.272993</text:p>
              </table:table-cell>
              <table:table-cell office:value-type="float" office:value="426.665619">
                <text:p>426.665619</text:p>
              </table:table-cell>
              <table:table-cell office:value-type="float" office:value="423.375042">
                <text:p>423.375042</text:p>
              </table:table-cell>
              <table:table-cell office:value-type="float" office:value="401.813421">
                <text:p>401.813421</text:p>
              </table:table-cell>
              <table:table-cell office:value-type="float" office:value="738.396593">
                <text:p>738.3965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text-overlap="true" chart:reverse-direction="false" text:line-break="false" chart:label-arrangement="side-by-side" chart:link-data-style-to-source="false" chart:axis-position="0"/>
      <style:text-properties fo:font-size="7pt" style:font-size-asian="10pt" style:font-size-complex="10pt"/>
    </style:style>
    <style:style style:name="ch4" style:family="chart">
      <style:chart-properties chart:auto-position="true"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true" chart:origin="0" chart:reverse-direction="false" text:line-break="false" chart:link-data-style-to-source="false" chart:axis-position="1"/>
      <style:graphic-properties svg:stroke-width="0.02cm"/>
      <style:text-properties fo:font-size="8pt" style:font-size-asian="10pt" style:font-size-complex="10pt"/>
    </style:style>
    <style:style style:name="ch6" style:family="chart">
      <style:chart-properties chart:auto-position="true" style:rotation-angle="90"/>
      <style:text-properties fo:font-size="8pt" style:font-size-asian="9pt" style:font-size-complex="9pt"/>
    </style:style>
    <style:style style:name="ch7" style:family="chart" style:data-style-name="N0">
      <style:chart-properties chart:symbol-type="none" chart:link-data-style-to-source="false"/>
      <style:graphic-properties svg:stroke-width="0.04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false"/>
      <style:graphic-properties svg:stroke-width="0.04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4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4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4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4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ffffff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8.501cm" svg:height="6.001cm" xlink:href="." xlink:type="simple" chart:class="chart:line" chart:style-name="ch1">
        <chart:plot-area chart:style-name="ch2" chart:data-source-has-labels="both" svg:x="0.79cm" svg:y="0.119cm" svg:width="7.443cm" svg:height="5.274cm">
          <chartooo:coordinate-region svg:x="1.835cm" svg:y="0.279cm" svg:width="6.199cm" svg:height="4.599cm"/>
          <chart:axis chart:dimension="x" chart:name="primary-x" chart:style-name="ch3" chartooo:axis-type="auto">
            <chartooo:date-scale/>
            <chart:title svg:x="4.42cm" svg:y="5.513cm" chart:style-name="ch4">
              <text:p>t</text:p>
            </chart:title>
            <chart:categories table:cell-range-address="local-table.$B$1:.$IG$1"/>
          </chart:axis>
          <chart:axis chart:dimension="y" chart:name="primary-y" chart:style-name="ch5">
            <chart:title svg:x="0.132cm" svg:y="3.614cm" chart:style-name="ch6">
              <text:p>uts 10 t (ms)</text:p>
            </chart:title>
          </chart:axis>
          <chart:series chart:style-name="ch7" chart:values-cell-range-address="local-table.$B$2:.$IG$2" chart:label-cell-address="local-table.$A$2" chart:class="chart:line">
            <chart:data-point chart:repeated="240"/>
          </chart:series>
          <chart:series chart:style-name="ch8" chart:values-cell-range-address="local-table.$B$3:.$IG$3" chart:label-cell-address="local-table.$A$3" chart:class="chart:line">
            <chart:data-point chart:repeated="240"/>
          </chart:series>
          <chart:series chart:style-name="ch9" chart:values-cell-range-address="local-table.$B$4:.$IG$4" chart:label-cell-address="local-table.$A$4" chart:class="chart:line">
            <chart:data-point chart:repeated="240"/>
          </chart:series>
          <chart:series chart:style-name="ch10" chart:values-cell-range-address="local-table.$B$5:.$IG$5" chart:label-cell-address="local-table.$A$5" chart:class="chart:line">
            <chart:data-point chart:repeated="240"/>
          </chart:series>
          <chart:series chart:style-name="ch11" chart:values-cell-range-address="local-table.$B$6:.$IG$6" chart:label-cell-address="local-table.$A$6" chart:class="chart:line">
            <chart:data-point chart:repeated="240"/>
          </chart:series>
          <chart:series chart:style-name="ch12" chart:values-cell-range-address="local-table.$B$7:.$IG$7" chart:label-cell-address="local-table.$A$7" chart:class="chart:line">
            <chart:data-point chart:repeated="2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60">
                <text:p>6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80">
                <text:p>8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120">
                <text:p>12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140">
                <text:p>14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160">
                <text:p>16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180">
                <text:p>18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00">
                <text:p>20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20">
                <text:p>22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40">
                <text:p>240</text:p>
              </table:table-cell>
            </table:table-row>
          </table:table-header-rows>
          <table:table-rows>
            <table:table-row>
              <table:table-cell office:value-type="string">
                <text:p>uts_serial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  <table:table-cell office:value-type="float" office:value="8943.056858">
                <text:p>8943.056858</text:p>
              </table:table-cell>
            </table:table-row>
            <table:table-row>
              <table:table-cell office:value-type="string">
                <text:p>uts_omp_none</text:p>
              </table:table-cell>
              <table:table-cell office:value-type="float" office:value="9328.190536">
                <text:p>9328.190536</text:p>
              </table:table-cell>
              <table:table-cell office:value-type="float" office:value="5297.981516">
                <text:p>5297.981516</text:p>
              </table:table-cell>
              <table:table-cell office:value-type="float" office:value="3519.818913">
                <text:p>3519.818913</text:p>
              </table:table-cell>
              <table:table-cell office:value-type="float" office:value="2662.965688">
                <text:p>2662.965688</text:p>
              </table:table-cell>
              <table:table-cell office:value-type="float" office:value="2159.711296">
                <text:p>2159.711296</text:p>
              </table:table-cell>
              <table:table-cell office:value-type="float" office:value="1823.262913">
                <text:p>1823.262913</text:p>
              </table:table-cell>
              <table:table-cell office:value-type="float" office:value="1603.874761">
                <text:p>1603.874761</text:p>
              </table:table-cell>
              <table:table-cell office:value-type="float" office:value="1474.996138">
                <text:p>1474.996138</text:p>
              </table:table-cell>
              <table:table-cell office:value-type="float" office:value="1387.678131">
                <text:p>1387.678131</text:p>
              </table:table-cell>
              <table:table-cell office:value-type="float" office:value="1123.816018">
                <text:p>1123.816018</text:p>
              </table:table-cell>
              <table:table-cell office:value-type="float" office:value="1032.985652">
                <text:p>1032.985652</text:p>
              </table:table-cell>
              <table:table-cell office:value-type="float" office:value="967.61144">
                <text:p>967.61144</text:p>
              </table:table-cell>
              <table:table-cell office:value-type="float" office:value="907.086069">
                <text:p>907.086069</text:p>
              </table:table-cell>
              <table:table-cell office:value-type="float" office:value="836.392119">
                <text:p>836.392119</text:p>
              </table:table-cell>
              <table:table-cell office:value-type="float" office:value="780.583429">
                <text:p>780.583429</text:p>
              </table:table-cell>
              <table:table-cell office:value-type="float" office:value="710.6544">
                <text:p>710.6544</text:p>
              </table:table-cell>
              <table:table-cell office:value-type="float" office:value="687.139448">
                <text:p>687.139448</text:p>
              </table:table-cell>
              <table:table-cell office:value-type="float" office:value="715.28338">
                <text:p>715.28338</text:p>
              </table:table-cell>
              <table:table-cell office:value-type="float" office:value="633.412911">
                <text:p>633.412911</text:p>
              </table:table-cell>
              <table:table-cell office:value-type="float" office:value="583.69382">
                <text:p>583.69382</text:p>
              </table:table-cell>
              <table:table-cell office:value-type="float" office:value="553.481722">
                <text:p>553.481722</text:p>
              </table:table-cell>
              <table:table-cell office:value-type="float" office:value="597.603602">
                <text:p>597.603602</text:p>
              </table:table-cell>
              <table:table-cell office:value-type="float" office:value="528.927971">
                <text:p>528.927971</text:p>
              </table:table-cell>
              <table:table-cell office:value-type="float" office:value="500.456656">
                <text:p>500.456656</text:p>
              </table:table-cell>
              <table:table-cell office:value-type="float" office:value="518.089292">
                <text:p>518.089292</text:p>
              </table:table-cell>
              <table:table-cell office:value-type="float" office:value="506.245369">
                <text:p>506.245369</text:p>
              </table:table-cell>
              <table:table-cell office:value-type="float" office:value="495.540964">
                <text:p>495.540964</text:p>
              </table:table-cell>
              <table:table-cell office:value-type="float" office:value="475.135547">
                <text:p>475.135547</text:p>
              </table:table-cell>
              <table:table-cell office:value-type="float" office:value="448.241741">
                <text:p>448.241741</text:p>
              </table:table-cell>
              <table:table-cell office:value-type="float" office:value="549.114428">
                <text:p>549.114428</text:p>
              </table:table-cell>
              <table:table-cell office:value-type="float" office:value="423.527987">
                <text:p>423.527987</text:p>
              </table:table-cell>
              <table:table-cell office:value-type="float" office:value="440.585283">
                <text:p>440.585283</text:p>
              </table:table-cell>
              <table:table-cell office:value-type="float" office:value="412.418832">
                <text:p>412.418832</text:p>
              </table:table-cell>
              <table:table-cell office:value-type="float" office:value="394.244854">
                <text:p>394.244854</text:p>
              </table:table-cell>
              <table:table-cell office:value-type="float" office:value="401.452484">
                <text:p>401.452484</text:p>
              </table:table-cell>
              <table:table-cell office:value-type="float" office:value="397.279131">
                <text:p>397.279131</text:p>
              </table:table-cell>
              <table:table-cell office:value-type="float" office:value="385.426419">
                <text:p>385.426419</text:p>
              </table:table-cell>
              <table:table-cell office:value-type="float" office:value="394.592638">
                <text:p>394.592638</text:p>
              </table:table-cell>
              <table:table-cell office:value-type="float" office:value="393.629157">
                <text:p>393.629157</text:p>
              </table:table-cell>
              <table:table-cell office:value-type="float" office:value="385.371888">
                <text:p>385.371888</text:p>
              </table:table-cell>
              <table:table-cell office:value-type="float" office:value="408.109663">
                <text:p>408.109663</text:p>
              </table:table-cell>
              <table:table-cell office:value-type="float" office:value="373.018506">
                <text:p>373.018506</text:p>
              </table:table-cell>
              <table:table-cell office:value-type="float" office:value="405.870586">
                <text:p>405.870586</text:p>
              </table:table-cell>
              <table:table-cell office:value-type="float" office:value="384.8258">
                <text:p>384.8258</text:p>
              </table:table-cell>
              <table:table-cell office:value-type="float" office:value="395.245802">
                <text:p>395.245802</text:p>
              </table:table-cell>
              <table:table-cell office:value-type="float" office:value="351.655445">
                <text:p>351.655445</text:p>
              </table:table-cell>
              <table:table-cell office:value-type="float" office:value="395.801512">
                <text:p>395.801512</text:p>
              </table:table-cell>
              <table:table-cell office:value-type="float" office:value="405.882648">
                <text:p>405.882648</text:p>
              </table:table-cell>
              <table:table-cell office:value-type="float" office:value="347.507691">
                <text:p>347.507691</text:p>
              </table:table-cell>
              <table:table-cell office:value-type="float" office:value="337.281179">
                <text:p>337.281179</text:p>
              </table:table-cell>
              <table:table-cell office:value-type="float" office:value="326.818">
                <text:p>326.818</text:p>
              </table:table-cell>
              <table:table-cell office:value-type="float" office:value="371.741885">
                <text:p>371.741885</text:p>
              </table:table-cell>
              <table:table-cell office:value-type="float" office:value="321.757322">
                <text:p>321.757322</text:p>
              </table:table-cell>
              <table:table-cell office:value-type="float" office:value="325.575637">
                <text:p>325.575637</text:p>
              </table:table-cell>
              <table:table-cell office:value-type="float" office:value="350.658538">
                <text:p>350.658538</text:p>
              </table:table-cell>
              <table:table-cell office:value-type="float" office:value="357.72105">
                <text:p>357.72105</text:p>
              </table:table-cell>
              <table:table-cell office:value-type="float" office:value="312.654742">
                <text:p>312.654742</text:p>
              </table:table-cell>
              <table:table-cell office:value-type="float" office:value="334.109033">
                <text:p>334.109033</text:p>
              </table:table-cell>
              <table:table-cell office:value-type="float" office:value="317.64819">
                <text:p>317.64819</text:p>
              </table:table-cell>
              <table:table-cell office:value-type="float" office:value="319.025534">
                <text:p>319.025534</text:p>
              </table:table-cell>
              <table:table-cell office:value-type="float" office:value="353.139353">
                <text:p>353.139353</text:p>
              </table:table-cell>
              <table:table-cell office:value-type="float" office:value="313.261968">
                <text:p>313.261968</text:p>
              </table:table-cell>
              <table:table-cell office:value-type="float" office:value="317.603985">
                <text:p>317.603985</text:p>
              </table:table-cell>
              <table:table-cell office:value-type="float" office:value="299.670013">
                <text:p>299.670013</text:p>
              </table:table-cell>
              <table:table-cell office:value-type="float" office:value="317.594747">
                <text:p>317.594747</text:p>
              </table:table-cell>
              <table:table-cell office:value-type="float" office:value="325.553954">
                <text:p>325.553954</text:p>
              </table:table-cell>
              <table:table-cell office:value-type="float" office:value="296.75827">
                <text:p>296.75827</text:p>
              </table:table-cell>
              <table:table-cell office:value-type="float" office:value="313.121342">
                <text:p>313.121342</text:p>
              </table:table-cell>
              <table:table-cell office:value-type="float" office:value="310.491049">
                <text:p>310.491049</text:p>
              </table:table-cell>
              <table:table-cell office:value-type="float" office:value="356.569402">
                <text:p>356.569402</text:p>
              </table:table-cell>
              <table:table-cell office:value-type="float" office:value="320.426296">
                <text:p>320.426296</text:p>
              </table:table-cell>
              <table:table-cell office:value-type="float" office:value="290.619206">
                <text:p>290.619206</text:p>
              </table:table-cell>
              <table:table-cell office:value-type="float" office:value="346.351361">
                <text:p>346.351361</text:p>
              </table:table-cell>
              <table:table-cell office:value-type="float" office:value="346.673611">
                <text:p>346.673611</text:p>
              </table:table-cell>
              <table:table-cell office:value-type="float" office:value="336.915047">
                <text:p>336.915047</text:p>
              </table:table-cell>
              <table:table-cell office:value-type="float" office:value="305.660555">
                <text:p>305.660555</text:p>
              </table:table-cell>
              <table:table-cell office:value-type="float" office:value="324.895978">
                <text:p>324.895978</text:p>
              </table:table-cell>
              <table:table-cell office:value-type="float" office:value="329.777859">
                <text:p>329.777859</text:p>
              </table:table-cell>
              <table:table-cell office:value-type="float" office:value="333.869863">
                <text:p>333.869863</text:p>
              </table:table-cell>
              <table:table-cell office:value-type="float" office:value="313.729147">
                <text:p>313.729147</text:p>
              </table:table-cell>
              <table:table-cell office:value-type="float" office:value="312.915725">
                <text:p>312.915725</text:p>
              </table:table-cell>
              <table:table-cell office:value-type="float" office:value="303.165564">
                <text:p>303.165564</text:p>
              </table:table-cell>
              <table:table-cell office:value-type="float" office:value="369.833592">
                <text:p>369.833592</text:p>
              </table:table-cell>
              <table:table-cell office:value-type="float" office:value="318.578436">
                <text:p>318.578436</text:p>
              </table:table-cell>
              <table:table-cell office:value-type="float" office:value="330.972299">
                <text:p>330.972299</text:p>
              </table:table-cell>
              <table:table-cell office:value-type="float" office:value="308.59905">
                <text:p>308.59905</text:p>
              </table:table-cell>
              <table:table-cell office:value-type="float" office:value="300.87709">
                <text:p>300.87709</text:p>
              </table:table-cell>
              <table:table-cell office:value-type="float" office:value="364.81166">
                <text:p>364.81166</text:p>
              </table:table-cell>
              <table:table-cell office:value-type="float" office:value="314.262469">
                <text:p>314.262469</text:p>
              </table:table-cell>
              <table:table-cell office:value-type="float" office:value="315.00333">
                <text:p>315.00333</text:p>
              </table:table-cell>
              <table:table-cell office:value-type="float" office:value="326.871891">
                <text:p>326.871891</text:p>
              </table:table-cell>
              <table:table-cell office:value-type="float" office:value="330.118074">
                <text:p>330.118074</text:p>
              </table:table-cell>
              <table:table-cell office:value-type="float" office:value="325.536505">
                <text:p>325.536505</text:p>
              </table:table-cell>
              <table:table-cell office:value-type="float" office:value="335.700207">
                <text:p>335.700207</text:p>
              </table:table-cell>
              <table:table-cell office:value-type="float" office:value="325.299257">
                <text:p>325.299257</text:p>
              </table:table-cell>
              <table:table-cell office:value-type="float" office:value="334.15317">
                <text:p>334.15317</text:p>
              </table:table-cell>
              <table:table-cell office:value-type="float" office:value="333.050089">
                <text:p>333.050089</text:p>
              </table:table-cell>
              <table:table-cell office:value-type="float" office:value="357.596524">
                <text:p>357.596524</text:p>
              </table:table-cell>
              <table:table-cell office:value-type="float" office:value="406.60234">
                <text:p>406.60234</text:p>
              </table:table-cell>
              <table:table-cell office:value-type="float" office:value="365.780017">
                <text:p>365.780017</text:p>
              </table:table-cell>
              <table:table-cell office:value-type="float" office:value="327.306221">
                <text:p>327.306221</text:p>
              </table:table-cell>
              <table:table-cell office:value-type="float" office:value="329.6908">
                <text:p>329.6908</text:p>
              </table:table-cell>
              <table:table-cell office:value-type="float" office:value="336.115482">
                <text:p>336.115482</text:p>
              </table:table-cell>
              <table:table-cell office:value-type="float" office:value="325.14336">
                <text:p>325.14336</text:p>
              </table:table-cell>
              <table:table-cell office:value-type="float" office:value="357.824532">
                <text:p>357.824532</text:p>
              </table:table-cell>
              <table:table-cell office:value-type="float" office:value="345.770434">
                <text:p>345.770434</text:p>
              </table:table-cell>
              <table:table-cell office:value-type="float" office:value="316.480824">
                <text:p>316.480824</text:p>
              </table:table-cell>
              <table:table-cell office:value-type="float" office:value="320.044509">
                <text:p>320.044509</text:p>
              </table:table-cell>
              <table:table-cell office:value-type="float" office:value="343.376104">
                <text:p>343.376104</text:p>
              </table:table-cell>
              <table:table-cell office:value-type="float" office:value="313.123588">
                <text:p>313.123588</text:p>
              </table:table-cell>
              <table:table-cell office:value-type="float" office:value="356.785925">
                <text:p>356.785925</text:p>
              </table:table-cell>
              <table:table-cell office:value-type="float" office:value="324.831311">
                <text:p>324.831311</text:p>
              </table:table-cell>
              <table:table-cell office:value-type="float" office:value="305.251503">
                <text:p>305.251503</text:p>
              </table:table-cell>
              <table:table-cell office:value-type="float" office:value="362.631351">
                <text:p>362.631351</text:p>
              </table:table-cell>
              <table:table-cell office:value-type="float" office:value="336.964961">
                <text:p>336.964961</text:p>
              </table:table-cell>
              <table:table-cell office:value-type="float" office:value="369.559265">
                <text:p>369.559265</text:p>
              </table:table-cell>
              <table:table-cell office:value-type="float" office:value="405.29749">
                <text:p>405.29749</text:p>
              </table:table-cell>
              <table:table-cell office:value-type="float" office:value="333.477425">
                <text:p>333.477425</text:p>
              </table:table-cell>
              <table:table-cell office:value-type="float" office:value="340.738368">
                <text:p>340.738368</text:p>
              </table:table-cell>
              <table:table-cell office:value-type="float" office:value="346.323388">
                <text:p>346.323388</text:p>
              </table:table-cell>
              <table:table-cell office:value-type="float" office:value="354.634806">
                <text:p>354.634806</text:p>
              </table:table-cell>
              <table:table-cell office:value-type="float" office:value="334.546058">
                <text:p>334.546058</text:p>
              </table:table-cell>
              <table:table-cell office:value-type="float" office:value="344.878103">
                <text:p>344.878103</text:p>
              </table:table-cell>
              <table:table-cell office:value-type="float" office:value="422.335666">
                <text:p>422.335666</text:p>
              </table:table-cell>
              <table:table-cell office:value-type="float" office:value="354.997604">
                <text:p>354.997604</text:p>
              </table:table-cell>
              <table:table-cell office:value-type="float" office:value="355.058038">
                <text:p>355.058038</text:p>
              </table:table-cell>
              <table:table-cell office:value-type="float" office:value="382.075151">
                <text:p>382.075151</text:p>
              </table:table-cell>
              <table:table-cell office:value-type="float" office:value="396.972276">
                <text:p>396.972276</text:p>
              </table:table-cell>
              <table:table-cell office:value-type="float" office:value="384.088847">
                <text:p>384.088847</text:p>
              </table:table-cell>
              <table:table-cell office:value-type="float" office:value="373.850021">
                <text:p>373.850021</text:p>
              </table:table-cell>
              <table:table-cell office:value-type="float" office:value="373.372836">
                <text:p>373.372836</text:p>
              </table:table-cell>
              <table:table-cell office:value-type="float" office:value="403.327737">
                <text:p>403.327737</text:p>
              </table:table-cell>
              <table:table-cell office:value-type="float" office:value="433.578841">
                <text:p>433.578841</text:p>
              </table:table-cell>
              <table:table-cell office:value-type="float" office:value="371.501303">
                <text:p>371.501303</text:p>
              </table:table-cell>
              <table:table-cell office:value-type="float" office:value="391.311812">
                <text:p>391.311812</text:p>
              </table:table-cell>
              <table:table-cell office:value-type="float" office:value="347.500636">
                <text:p>347.500636</text:p>
              </table:table-cell>
              <table:table-cell office:value-type="float" office:value="375.929094">
                <text:p>375.929094</text:p>
              </table:table-cell>
              <table:table-cell office:value-type="float" office:value="396.978821">
                <text:p>396.978821</text:p>
              </table:table-cell>
              <table:table-cell office:value-type="float" office:value="383.304745">
                <text:p>383.304745</text:p>
              </table:table-cell>
              <table:table-cell office:value-type="float" office:value="394.013704">
                <text:p>394.013704</text:p>
              </table:table-cell>
              <table:table-cell office:value-type="float" office:value="388.089753">
                <text:p>388.089753</text:p>
              </table:table-cell>
              <table:table-cell office:value-type="float" office:value="343.493059">
                <text:p>343.493059</text:p>
              </table:table-cell>
              <table:table-cell office:value-type="float" office:value="366.407968">
                <text:p>366.407968</text:p>
              </table:table-cell>
              <table:table-cell office:value-type="float" office:value="389.577828">
                <text:p>389.577828</text:p>
              </table:table-cell>
              <table:table-cell office:value-type="float" office:value="395.385851">
                <text:p>395.385851</text:p>
              </table:table-cell>
              <table:table-cell office:value-type="float" office:value="387.481048">
                <text:p>387.481048</text:p>
              </table:table-cell>
              <table:table-cell office:value-type="float" office:value="387.955411">
                <text:p>387.955411</text:p>
              </table:table-cell>
              <table:table-cell office:value-type="float" office:value="364.92945">
                <text:p>364.92945</text:p>
              </table:table-cell>
              <table:table-cell office:value-type="float" office:value="359.169287">
                <text:p>359.169287</text:p>
              </table:table-cell>
              <table:table-cell office:value-type="float" office:value="441.928177">
                <text:p>441.928177</text:p>
              </table:table-cell>
              <table:table-cell office:value-type="float" office:value="386.40305">
                <text:p>386.40305</text:p>
              </table:table-cell>
              <table:table-cell office:value-type="float" office:value="400.071097">
                <text:p>400.071097</text:p>
              </table:table-cell>
              <table:table-cell office:value-type="float" office:value="413.094513">
                <text:p>413.094513</text:p>
              </table:table-cell>
              <table:table-cell office:value-type="float" office:value="458.900787">
                <text:p>458.900787</text:p>
              </table:table-cell>
              <table:table-cell office:value-type="float" office:value="375.24289">
                <text:p>375.24289</text:p>
              </table:table-cell>
              <table:table-cell office:value-type="float" office:value="383.090084">
                <text:p>383.090084</text:p>
              </table:table-cell>
              <table:table-cell office:value-type="float" office:value="431.559497">
                <text:p>431.559497</text:p>
              </table:table-cell>
              <table:table-cell office:value-type="float" office:value="392.839666">
                <text:p>392.839666</text:p>
              </table:table-cell>
              <table:table-cell office:value-type="float" office:value="393.811035">
                <text:p>393.811035</text:p>
              </table:table-cell>
              <table:table-cell office:value-type="float" office:value="443.371665">
                <text:p>443.371665</text:p>
              </table:table-cell>
              <table:table-cell office:value-type="float" office:value="364.97083">
                <text:p>364.97083</text:p>
              </table:table-cell>
              <table:table-cell office:value-type="float" office:value="390.265315">
                <text:p>390.265315</text:p>
              </table:table-cell>
              <table:table-cell office:value-type="float" office:value="403.010553">
                <text:p>403.010553</text:p>
              </table:table-cell>
              <table:table-cell office:value-type="float" office:value="465.464683">
                <text:p>465.464683</text:p>
              </table:table-cell>
              <table:table-cell office:value-type="float" office:value="397.987213">
                <text:p>397.987213</text:p>
              </table:table-cell>
              <table:table-cell office:value-type="float" office:value="418.078271">
                <text:p>418.078271</text:p>
              </table:table-cell>
              <table:table-cell office:value-type="float" office:value="422.460769">
                <text:p>422.460769</text:p>
              </table:table-cell>
              <table:table-cell office:value-type="float" office:value="413.213006">
                <text:p>413.213006</text:p>
              </table:table-cell>
              <table:table-cell office:value-type="float" office:value="462.451704">
                <text:p>462.451704</text:p>
              </table:table-cell>
              <table:table-cell office:value-type="float" office:value="401.970727">
                <text:p>401.970727</text:p>
              </table:table-cell>
              <table:table-cell office:value-type="float" office:value="443.222439">
                <text:p>443.222439</text:p>
              </table:table-cell>
              <table:table-cell office:value-type="float" office:value="420.445849">
                <text:p>420.445849</text:p>
              </table:table-cell>
              <table:table-cell office:value-type="float" office:value="405.752414">
                <text:p>405.752414</text:p>
              </table:table-cell>
              <table:table-cell office:value-type="float" office:value="391.075207">
                <text:p>391.075207</text:p>
              </table:table-cell>
              <table:table-cell office:value-type="float" office:value="415.964233">
                <text:p>415.964233</text:p>
              </table:table-cell>
              <table:table-cell office:value-type="float" office:value="390.834372">
                <text:p>390.834372</text:p>
              </table:table-cell>
              <table:table-cell office:value-type="float" office:value="458.251727">
                <text:p>458.251727</text:p>
              </table:table-cell>
              <table:table-cell office:value-type="float" office:value="428.350653">
                <text:p>428.350653</text:p>
              </table:table-cell>
              <table:table-cell office:value-type="float" office:value="419.674899">
                <text:p>419.674899</text:p>
              </table:table-cell>
              <table:table-cell office:value-type="float" office:value="436.261166">
                <text:p>436.261166</text:p>
              </table:table-cell>
              <table:table-cell office:value-type="float" office:value="434.44686">
                <text:p>434.44686</text:p>
              </table:table-cell>
              <table:table-cell office:value-type="float" office:value="443.84205">
                <text:p>443.84205</text:p>
              </table:table-cell>
              <table:table-cell office:value-type="float" office:value="428.021731">
                <text:p>428.021731</text:p>
              </table:table-cell>
              <table:table-cell office:value-type="float" office:value="447.460011">
                <text:p>447.460011</text:p>
              </table:table-cell>
              <table:table-cell office:value-type="float" office:value="379.585356">
                <text:p>379.585356</text:p>
              </table:table-cell>
              <table:table-cell office:value-type="float" office:value="384.428359">
                <text:p>384.428359</text:p>
              </table:table-cell>
              <table:table-cell office:value-type="float" office:value="465.009761">
                <text:p>465.009761</text:p>
              </table:table-cell>
              <table:table-cell office:value-type="float" office:value="408.972292">
                <text:p>408.972292</text:p>
              </table:table-cell>
              <table:table-cell office:value-type="float" office:value="449.582388">
                <text:p>449.582388</text:p>
              </table:table-cell>
              <table:table-cell office:value-type="float" office:value="442.707211">
                <text:p>442.707211</text:p>
              </table:table-cell>
              <table:table-cell office:value-type="float" office:value="426.260094">
                <text:p>426.260094</text:p>
              </table:table-cell>
              <table:table-cell office:value-type="float" office:value="437.403769">
                <text:p>437.403769</text:p>
              </table:table-cell>
              <table:table-cell office:value-type="float" office:value="466.692675">
                <text:p>466.692675</text:p>
              </table:table-cell>
              <table:table-cell office:value-type="float" office:value="440.323528">
                <text:p>440.323528</text:p>
              </table:table-cell>
              <table:table-cell office:value-type="float" office:value="510.22003">
                <text:p>510.22003</text:p>
              </table:table-cell>
              <table:table-cell office:value-type="float" office:value="517.698844">
                <text:p>517.698844</text:p>
              </table:table-cell>
              <table:table-cell office:value-type="float" office:value="398.645507">
                <text:p>398.645507</text:p>
              </table:table-cell>
              <table:table-cell office:value-type="float" office:value="476.286552">
                <text:p>476.286552</text:p>
              </table:table-cell>
              <table:table-cell office:value-type="float" office:value="441.360275">
                <text:p>441.360275</text:p>
              </table:table-cell>
              <table:table-cell office:value-type="float" office:value="520.89165">
                <text:p>520.89165</text:p>
              </table:table-cell>
              <table:table-cell office:value-type="float" office:value="504.913507">
                <text:p>504.913507</text:p>
              </table:table-cell>
              <table:table-cell office:value-type="float" office:value="488.343471">
                <text:p>488.343471</text:p>
              </table:table-cell>
              <table:table-cell office:value-type="float" office:value="495.766406">
                <text:p>495.766406</text:p>
              </table:table-cell>
              <table:table-cell office:value-type="float" office:value="485.431409">
                <text:p>485.431409</text:p>
              </table:table-cell>
              <table:table-cell office:value-type="float" office:value="446.360713">
                <text:p>446.360713</text:p>
              </table:table-cell>
              <table:table-cell office:value-type="float" office:value="518.92934">
                <text:p>518.92934</text:p>
              </table:table-cell>
              <table:table-cell office:value-type="float" office:value="469.745815">
                <text:p>469.745815</text:p>
              </table:table-cell>
              <table:table-cell office:value-type="float" office:value="496.102323">
                <text:p>496.102323</text:p>
              </table:table-cell>
              <table:table-cell office:value-type="float" office:value="432.507003">
                <text:p>432.507003</text:p>
              </table:table-cell>
              <table:table-cell office:value-type="float" office:value="489.08164">
                <text:p>489.08164</text:p>
              </table:table-cell>
              <table:table-cell office:value-type="float" office:value="524.969411">
                <text:p>524.969411</text:p>
              </table:table-cell>
              <table:table-cell office:value-type="float" office:value="441.921439">
                <text:p>441.921439</text:p>
              </table:table-cell>
              <table:table-cell office:value-type="float" office:value="495.465584">
                <text:p>495.465584</text:p>
              </table:table-cell>
              <table:table-cell office:value-type="float" office:value="532.203537">
                <text:p>532.203537</text:p>
              </table:table-cell>
              <table:table-cell office:value-type="float" office:value="483.585284">
                <text:p>483.585284</text:p>
              </table:table-cell>
              <table:table-cell office:value-type="float" office:value="475.215228">
                <text:p>475.215228</text:p>
              </table:table-cell>
              <table:table-cell office:value-type="float" office:value="517.221851">
                <text:p>517.221851</text:p>
              </table:table-cell>
              <table:table-cell office:value-type="float" office:value="455.930021">
                <text:p>455.930021</text:p>
              </table:table-cell>
              <table:table-cell office:value-type="float" office:value="484.40788">
                <text:p>484.40788</text:p>
              </table:table-cell>
              <table:table-cell office:value-type="float" office:value="501.231328">
                <text:p>501.231328</text:p>
              </table:table-cell>
              <table:table-cell office:value-type="float" office:value="457.499637">
                <text:p>457.499637</text:p>
              </table:table-cell>
              <table:table-cell office:value-type="float" office:value="451.394192">
                <text:p>451.394192</text:p>
              </table:table-cell>
              <table:table-cell office:value-type="float" office:value="480.55986">
                <text:p>480.55986</text:p>
              </table:table-cell>
              <table:table-cell office:value-type="float" office:value="510.340514">
                <text:p>510.340514</text:p>
              </table:table-cell>
              <table:table-cell office:value-type="float" office:value="492.15826">
                <text:p>492.15826</text:p>
              </table:table-cell>
              <table:table-cell office:value-type="float" office:value="480.00883">
                <text:p>480.00883</text:p>
              </table:table-cell>
              <table:table-cell office:value-type="float" office:value="556.517282">
                <text:p>556.517282</text:p>
              </table:table-cell>
              <table:table-cell office:value-type="float" office:value="469.057237">
                <text:p>469.057237</text:p>
              </table:table-cell>
              <table:table-cell office:value-type="float" office:value="520.307967">
                <text:p>520.307967</text:p>
              </table:table-cell>
              <table:table-cell office:value-type="float" office:value="535.991572">
                <text:p>535.991572</text:p>
              </table:table-cell>
              <table:table-cell office:value-type="float" office:value="484.111867">
                <text:p>484.111867</text:p>
              </table:table-cell>
              <table:table-cell office:value-type="float" office:value="484.396974">
                <text:p>484.396974</text:p>
              </table:table-cell>
              <table:table-cell office:value-type="float" office:value="494.258186">
                <text:p>494.258186</text:p>
              </table:table-cell>
              <table:table-cell office:value-type="float" office:value="543.440235">
                <text:p>543.440235</text:p>
              </table:table-cell>
              <table:table-cell office:value-type="float" office:value="538.647016">
                <text:p>538.647016</text:p>
              </table:table-cell>
              <table:table-cell office:value-type="float" office:value="517.418745">
                <text:p>517.418745</text:p>
              </table:table-cell>
              <table:table-cell office:value-type="float" office:value="526.902211">
                <text:p>526.902211</text:p>
              </table:table-cell>
              <table:table-cell office:value-type="float" office:value="514.754127">
                <text:p>514.754127</text:p>
              </table:table-cell>
              <table:table-cell office:value-type="float" office:value="566.169607">
                <text:p>566.169607</text:p>
              </table:table-cell>
              <table:table-cell office:value-type="float" office:value="525.272993">
                <text:p>525.272993</text:p>
              </table:table-cell>
            </table:table-row>
            <table:table-row>
              <table:table-cell office:value-type="string">
                <text:p>uts_omp_compact</text:p>
              </table:table-cell>
              <table:table-cell office:value-type="float" office:value="9296.854119">
                <text:p>9296.854119</text:p>
              </table:table-cell>
              <table:table-cell office:value-type="float" office:value="6521.85077">
                <text:p>6521.85077</text:p>
              </table:table-cell>
              <table:table-cell office:value-type="float" office:value="6193.060128">
                <text:p>6193.060128</text:p>
              </table:table-cell>
              <table:table-cell office:value-type="float" office:value="6154.644135">
                <text:p>6154.644135</text:p>
              </table:table-cell>
              <table:table-cell office:value-type="float" office:value="3908.244775">
                <text:p>3908.244775</text:p>
              </table:table-cell>
              <table:table-cell office:value-type="float" office:value="3178.144009">
                <text:p>3178.144009</text:p>
              </table:table-cell>
              <table:table-cell office:value-type="float" office:value="3099.804635">
                <text:p>3099.804635</text:p>
              </table:table-cell>
              <table:table-cell office:value-type="float" office:value="3092.808333">
                <text:p>3092.808333</text:p>
              </table:table-cell>
              <table:table-cell office:value-type="float" office:value="2411.15273">
                <text:p>2411.15273</text:p>
              </table:table-cell>
              <table:table-cell office:value-type="float" office:value="2135.339424">
                <text:p>2135.339424</text:p>
              </table:table-cell>
              <table:table-cell office:value-type="float" office:value="2097.935541">
                <text:p>2097.935541</text:p>
              </table:table-cell>
              <table:table-cell office:value-type="float" office:value="2100.86807">
                <text:p>2100.86807</text:p>
              </table:table-cell>
              <table:table-cell office:value-type="float" office:value="1768.867109">
                <text:p>1768.867109</text:p>
              </table:table-cell>
              <table:table-cell office:value-type="float" office:value="1600.466907">
                <text:p>1600.466907</text:p>
              </table:table-cell>
              <table:table-cell office:value-type="float" office:value="1600.983549">
                <text:p>1600.983549</text:p>
              </table:table-cell>
              <table:table-cell office:value-type="float" office:value="1588.31382">
                <text:p>1588.31382</text:p>
              </table:table-cell>
              <table:table-cell office:value-type="float" office:value="1392.741893">
                <text:p>1392.741893</text:p>
              </table:table-cell>
              <table:table-cell office:value-type="float" office:value="1291.579416">
                <text:p>1291.579416</text:p>
              </table:table-cell>
              <table:table-cell office:value-type="float" office:value="1278.751288">
                <text:p>1278.751288</text:p>
              </table:table-cell>
              <table:table-cell office:value-type="float" office:value="1281.633712">
                <text:p>1281.633712</text:p>
              </table:table-cell>
              <table:table-cell office:value-type="float" office:value="1149.731268">
                <text:p>1149.731268</text:p>
              </table:table-cell>
              <table:table-cell office:value-type="float" office:value="1088.730442">
                <text:p>1088.730442</text:p>
              </table:table-cell>
              <table:table-cell office:value-type="float" office:value="1072.966964">
                <text:p>1072.966964</text:p>
              </table:table-cell>
              <table:table-cell office:value-type="float" office:value="1074.549349">
                <text:p>1074.549349</text:p>
              </table:table-cell>
              <table:table-cell office:value-type="float" office:value="989.379641">
                <text:p>989.379641</text:p>
              </table:table-cell>
              <table:table-cell office:value-type="float" office:value="936.904641">
                <text:p>936.904641</text:p>
              </table:table-cell>
              <table:table-cell office:value-type="float" office:value="932.714929">
                <text:p>932.714929</text:p>
              </table:table-cell>
              <table:table-cell office:value-type="float" office:value="939.443835">
                <text:p>939.443835</text:p>
              </table:table-cell>
              <table:table-cell office:value-type="float" office:value="871.496492">
                <text:p>871.496492</text:p>
              </table:table-cell>
              <table:table-cell office:value-type="float" office:value="827.442423">
                <text:p>827.442423</text:p>
              </table:table-cell>
              <table:table-cell office:value-type="float" office:value="832.828626">
                <text:p>832.828626</text:p>
              </table:table-cell>
              <table:table-cell office:value-type="float" office:value="832.626217">
                <text:p>832.626217</text:p>
              </table:table-cell>
              <table:table-cell office:value-type="float" office:value="778.302202">
                <text:p>778.302202</text:p>
              </table:table-cell>
              <table:table-cell office:value-type="float" office:value="762.061089">
                <text:p>762.061089</text:p>
              </table:table-cell>
              <table:table-cell office:value-type="float" office:value="746.178988">
                <text:p>746.178988</text:p>
              </table:table-cell>
              <table:table-cell office:value-type="float" office:value="742.837281">
                <text:p>742.837281</text:p>
              </table:table-cell>
              <table:table-cell office:value-type="float" office:value="707.36254">
                <text:p>707.36254</text:p>
              </table:table-cell>
              <table:table-cell office:value-type="float" office:value="687.027819">
                <text:p>687.027819</text:p>
              </table:table-cell>
              <table:table-cell office:value-type="float" office:value="687.226122">
                <text:p>687.226122</text:p>
              </table:table-cell>
              <table:table-cell office:value-type="float" office:value="691.347123">
                <text:p>691.347123</text:p>
              </table:table-cell>
              <table:table-cell office:value-type="float" office:value="650.581001">
                <text:p>650.581001</text:p>
              </table:table-cell>
              <table:table-cell office:value-type="float" office:value="633.666773">
                <text:p>633.666773</text:p>
              </table:table-cell>
              <table:table-cell office:value-type="float" office:value="628.882088">
                <text:p>628.882088</text:p>
              </table:table-cell>
              <table:table-cell office:value-type="float" office:value="626.917466">
                <text:p>626.917466</text:p>
              </table:table-cell>
              <table:table-cell office:value-type="float" office:value="609.508923">
                <text:p>609.508923</text:p>
              </table:table-cell>
              <table:table-cell office:value-type="float" office:value="589.410808">
                <text:p>589.410808</text:p>
              </table:table-cell>
              <table:table-cell office:value-type="float" office:value="596.1954">
                <text:p>596.1954</text:p>
              </table:table-cell>
              <table:table-cell office:value-type="float" office:value="593.551505">
                <text:p>593.551505</text:p>
              </table:table-cell>
              <table:table-cell office:value-type="float" office:value="567.970951">
                <text:p>567.970951</text:p>
              </table:table-cell>
              <table:table-cell office:value-type="float" office:value="561.082044">
                <text:p>561.082044</text:p>
              </table:table-cell>
              <table:table-cell office:value-type="float" office:value="555.134936">
                <text:p>555.134936</text:p>
              </table:table-cell>
              <table:table-cell office:value-type="float" office:value="550.536811">
                <text:p>550.536811</text:p>
              </table:table-cell>
              <table:table-cell office:value-type="float" office:value="536.639924">
                <text:p>536.639924</text:p>
              </table:table-cell>
              <table:table-cell office:value-type="float" office:value="525.161555">
                <text:p>525.161555</text:p>
              </table:table-cell>
              <table:table-cell office:value-type="float" office:value="527.251278">
                <text:p>527.251278</text:p>
              </table:table-cell>
              <table:table-cell office:value-type="float" office:value="525.388407">
                <text:p>525.388407</text:p>
              </table:table-cell>
              <table:table-cell office:value-type="float" office:value="518.617354">
                <text:p>518.617354</text:p>
              </table:table-cell>
              <table:table-cell office:value-type="float" office:value="499.677941">
                <text:p>499.677941</text:p>
              </table:table-cell>
              <table:table-cell office:value-type="float" office:value="505.758175">
                <text:p>505.758175</text:p>
              </table:table-cell>
              <table:table-cell office:value-type="float" office:value="500.953986">
                <text:p>500.953986</text:p>
              </table:table-cell>
              <table:table-cell office:value-type="float" office:value="491.582213">
                <text:p>491.582213</text:p>
              </table:table-cell>
              <table:table-cell office:value-type="float" office:value="488.813601">
                <text:p>488.813601</text:p>
              </table:table-cell>
              <table:table-cell office:value-type="float" office:value="479.928572">
                <text:p>479.928572</text:p>
              </table:table-cell>
              <table:table-cell office:value-type="float" office:value="483.468458">
                <text:p>483.468458</text:p>
              </table:table-cell>
              <table:table-cell office:value-type="float" office:value="476.341856">
                <text:p>476.341856</text:p>
              </table:table-cell>
              <table:table-cell office:value-type="float" office:value="470.800653">
                <text:p>470.800653</text:p>
              </table:table-cell>
              <table:table-cell office:value-type="float" office:value="462.34155">
                <text:p>462.34155</text:p>
              </table:table-cell>
              <table:table-cell office:value-type="float" office:value="466.602664">
                <text:p>466.602664</text:p>
              </table:table-cell>
              <table:table-cell office:value-type="float" office:value="448.489763">
                <text:p>448.489763</text:p>
              </table:table-cell>
              <table:table-cell office:value-type="float" office:value="452.08078">
                <text:p>452.08078</text:p>
              </table:table-cell>
              <table:table-cell office:value-type="float" office:value="444.646169">
                <text:p>444.646169</text:p>
              </table:table-cell>
              <table:table-cell office:value-type="float" office:value="453.29068">
                <text:p>453.29068</text:p>
              </table:table-cell>
              <table:table-cell office:value-type="float" office:value="444.879117">
                <text:p>444.879117</text:p>
              </table:table-cell>
              <table:table-cell office:value-type="float" office:value="439.286462">
                <text:p>439.286462</text:p>
              </table:table-cell>
              <table:table-cell office:value-type="float" office:value="437.681239">
                <text:p>437.681239</text:p>
              </table:table-cell>
              <table:table-cell office:value-type="float" office:value="427.319489">
                <text:p>427.319489</text:p>
              </table:table-cell>
              <table:table-cell office:value-type="float" office:value="428.730129">
                <text:p>428.730129</text:p>
              </table:table-cell>
              <table:table-cell office:value-type="float" office:value="431.564758">
                <text:p>431.564758</text:p>
              </table:table-cell>
              <table:table-cell office:value-type="float" office:value="426.066669">
                <text:p>426.066669</text:p>
              </table:table-cell>
              <table:table-cell office:value-type="float" office:value="420.912642">
                <text:p>420.912642</text:p>
              </table:table-cell>
              <table:table-cell office:value-type="float" office:value="422.642648">
                <text:p>422.642648</text:p>
              </table:table-cell>
              <table:table-cell office:value-type="float" office:value="412.417225">
                <text:p>412.417225</text:p>
              </table:table-cell>
              <table:table-cell office:value-type="float" office:value="410.26277">
                <text:p>410.26277</text:p>
              </table:table-cell>
              <table:table-cell office:value-type="float" office:value="415.528941">
                <text:p>415.528941</text:p>
              </table:table-cell>
              <table:table-cell office:value-type="float" office:value="415.881217">
                <text:p>415.881217</text:p>
              </table:table-cell>
              <table:table-cell office:value-type="float" office:value="411.323831">
                <text:p>411.323831</text:p>
              </table:table-cell>
              <table:table-cell office:value-type="float" office:value="404.167719">
                <text:p>404.167719</text:p>
              </table:table-cell>
              <table:table-cell office:value-type="float" office:value="408.242722">
                <text:p>408.242722</text:p>
              </table:table-cell>
              <table:table-cell office:value-type="float" office:value="399.151305">
                <text:p>399.151305</text:p>
              </table:table-cell>
              <table:table-cell office:value-type="float" office:value="402.197259">
                <text:p>402.197259</text:p>
              </table:table-cell>
              <table:table-cell office:value-type="float" office:value="400.797074">
                <text:p>400.797074</text:p>
              </table:table-cell>
              <table:table-cell office:value-type="float" office:value="394.672512">
                <text:p>394.672512</text:p>
              </table:table-cell>
              <table:table-cell office:value-type="float" office:value="382.541238">
                <text:p>382.541238</text:p>
              </table:table-cell>
              <table:table-cell office:value-type="float" office:value="391.326762">
                <text:p>391.326762</text:p>
              </table:table-cell>
              <table:table-cell office:value-type="float" office:value="391.526667">
                <text:p>391.526667</text:p>
              </table:table-cell>
              <table:table-cell office:value-type="float" office:value="390.956969">
                <text:p>390.956969</text:p>
              </table:table-cell>
              <table:table-cell office:value-type="float" office:value="391.913074">
                <text:p>391.913074</text:p>
              </table:table-cell>
              <table:table-cell office:value-type="float" office:value="389.033987">
                <text:p>389.033987</text:p>
              </table:table-cell>
              <table:table-cell office:value-type="float" office:value="387.854816">
                <text:p>387.854816</text:p>
              </table:table-cell>
              <table:table-cell office:value-type="float" office:value="380.495267">
                <text:p>380.495267</text:p>
              </table:table-cell>
              <table:table-cell office:value-type="float" office:value="390.58949">
                <text:p>390.58949</text:p>
              </table:table-cell>
              <table:table-cell office:value-type="float" office:value="380.710378">
                <text:p>380.710378</text:p>
              </table:table-cell>
              <table:table-cell office:value-type="float" office:value="381.02987">
                <text:p>381.02987</text:p>
              </table:table-cell>
              <table:table-cell office:value-type="float" office:value="391.085473">
                <text:p>391.085473</text:p>
              </table:table-cell>
              <table:table-cell office:value-type="float" office:value="382.917119">
                <text:p>382.917119</text:p>
              </table:table-cell>
              <table:table-cell office:value-type="float" office:value="385.939338">
                <text:p>385.939338</text:p>
              </table:table-cell>
              <table:table-cell office:value-type="float" office:value="374.517169">
                <text:p>374.517169</text:p>
              </table:table-cell>
              <table:table-cell office:value-type="float" office:value="377.301627">
                <text:p>377.301627</text:p>
              </table:table-cell>
              <table:table-cell office:value-type="float" office:value="376.971292">
                <text:p>376.971292</text:p>
              </table:table-cell>
              <table:table-cell office:value-type="float" office:value="367.739955">
                <text:p>367.739955</text:p>
              </table:table-cell>
              <table:table-cell office:value-type="float" office:value="386.33357">
                <text:p>386.33357</text:p>
              </table:table-cell>
              <table:table-cell office:value-type="float" office:value="386.443085">
                <text:p>386.443085</text:p>
              </table:table-cell>
              <table:table-cell office:value-type="float" office:value="376.741168">
                <text:p>376.741168</text:p>
              </table:table-cell>
              <table:table-cell office:value-type="float" office:value="383.173226">
                <text:p>383.173226</text:p>
              </table:table-cell>
              <table:table-cell office:value-type="float" office:value="378.059748">
                <text:p>378.059748</text:p>
              </table:table-cell>
              <table:table-cell office:value-type="float" office:value="376.319411">
                <text:p>376.319411</text:p>
              </table:table-cell>
              <table:table-cell office:value-type="float" office:value="379.297812">
                <text:p>379.297812</text:p>
              </table:table-cell>
              <table:table-cell office:value-type="float" office:value="379.033494">
                <text:p>379.033494</text:p>
              </table:table-cell>
              <table:table-cell office:value-type="float" office:value="375.230829">
                <text:p>375.230829</text:p>
              </table:table-cell>
              <table:table-cell office:value-type="float" office:value="379.111441">
                <text:p>379.111441</text:p>
              </table:table-cell>
              <table:table-cell office:value-type="float" office:value="379.255661">
                <text:p>379.255661</text:p>
              </table:table-cell>
              <table:table-cell office:value-type="float" office:value="364.576919">
                <text:p>364.576919</text:p>
              </table:table-cell>
              <table:table-cell office:value-type="float" office:value="368.860936">
                <text:p>368.860936</text:p>
              </table:table-cell>
              <table:table-cell office:value-type="float" office:value="367.254367">
                <text:p>367.254367</text:p>
              </table:table-cell>
              <table:table-cell office:value-type="float" office:value="370.483675">
                <text:p>370.483675</text:p>
              </table:table-cell>
              <table:table-cell office:value-type="float" office:value="375.024443">
                <text:p>375.024443</text:p>
              </table:table-cell>
              <table:table-cell office:value-type="float" office:value="379.883613">
                <text:p>379.883613</text:p>
              </table:table-cell>
              <table:table-cell office:value-type="float" office:value="388.397631">
                <text:p>388.397631</text:p>
              </table:table-cell>
              <table:table-cell office:value-type="float" office:value="368.091525">
                <text:p>368.091525</text:p>
              </table:table-cell>
              <table:table-cell office:value-type="float" office:value="369.405485">
                <text:p>369.405485</text:p>
              </table:table-cell>
              <table:table-cell office:value-type="float" office:value="367.349123">
                <text:p>367.349123</text:p>
              </table:table-cell>
              <table:table-cell office:value-type="float" office:value="392.428945">
                <text:p>392.428945</text:p>
              </table:table-cell>
              <table:table-cell office:value-type="float" office:value="364.16626">
                <text:p>364.16626</text:p>
              </table:table-cell>
              <table:table-cell office:value-type="float" office:value="372.232671">
                <text:p>372.232671</text:p>
              </table:table-cell>
              <table:table-cell office:value-type="float" office:value="369.783744">
                <text:p>369.783744</text:p>
              </table:table-cell>
              <table:table-cell office:value-type="float" office:value="372.250122">
                <text:p>372.250122</text:p>
              </table:table-cell>
              <table:table-cell office:value-type="float" office:value="373.013951">
                <text:p>373.013951</text:p>
              </table:table-cell>
              <table:table-cell office:value-type="float" office:value="378.863867">
                <text:p>378.863867</text:p>
              </table:table-cell>
              <table:table-cell office:value-type="float" office:value="365.515955">
                <text:p>365.515955</text:p>
              </table:table-cell>
              <table:table-cell office:value-type="float" office:value="373.14194">
                <text:p>373.14194</text:p>
              </table:table-cell>
              <table:table-cell office:value-type="float" office:value="380.633776">
                <text:p>380.633776</text:p>
              </table:table-cell>
              <table:table-cell office:value-type="float" office:value="375.036377">
                <text:p>375.036377</text:p>
              </table:table-cell>
              <table:table-cell office:value-type="float" office:value="356.88466">
                <text:p>356.88466</text:p>
              </table:table-cell>
              <table:table-cell office:value-type="float" office:value="374.679545">
                <text:p>374.679545</text:p>
              </table:table-cell>
              <table:table-cell office:value-type="float" office:value="367.409363">
                <text:p>367.409363</text:p>
              </table:table-cell>
              <table:table-cell office:value-type="float" office:value="357.895296">
                <text:p>357.895296</text:p>
              </table:table-cell>
              <table:table-cell office:value-type="float" office:value="381.633059">
                <text:p>381.633059</text:p>
              </table:table-cell>
              <table:table-cell office:value-type="float" office:value="387.902675">
                <text:p>387.902675</text:p>
              </table:table-cell>
              <table:table-cell office:value-type="float" office:value="380.107193">
                <text:p>380.107193</text:p>
              </table:table-cell>
              <table:table-cell office:value-type="float" office:value="377.875815">
                <text:p>377.875815</text:p>
              </table:table-cell>
              <table:table-cell office:value-type="float" office:value="373.884919">
                <text:p>373.884919</text:p>
              </table:table-cell>
              <table:table-cell office:value-type="float" office:value="393.495908">
                <text:p>393.495908</text:p>
              </table:table-cell>
              <table:table-cell office:value-type="float" office:value="376.773952">
                <text:p>376.773952</text:p>
              </table:table-cell>
              <table:table-cell office:value-type="float" office:value="356.242404">
                <text:p>356.242404</text:p>
              </table:table-cell>
              <table:table-cell office:value-type="float" office:value="378.370452">
                <text:p>378.370452</text:p>
              </table:table-cell>
              <table:table-cell office:value-type="float" office:value="386.045964">
                <text:p>386.045964</text:p>
              </table:table-cell>
              <table:table-cell office:value-type="float" office:value="364.863114">
                <text:p>364.863114</text:p>
              </table:table-cell>
              <table:table-cell office:value-type="float" office:value="379.413807">
                <text:p>379.413807</text:p>
              </table:table-cell>
              <table:table-cell office:value-type="float" office:value="391.636245">
                <text:p>391.636245</text:p>
              </table:table-cell>
              <table:table-cell office:value-type="float" office:value="372.505972">
                <text:p>372.505972</text:p>
              </table:table-cell>
              <table:table-cell office:value-type="float" office:value="375.43016">
                <text:p>375.43016</text:p>
              </table:table-cell>
              <table:table-cell office:value-type="float" office:value="382.601799">
                <text:p>382.601799</text:p>
              </table:table-cell>
              <table:table-cell office:value-type="float" office:value="385.991112">
                <text:p>385.991112</text:p>
              </table:table-cell>
              <table:table-cell office:value-type="float" office:value="367.582903">
                <text:p>367.582903</text:p>
              </table:table-cell>
              <table:table-cell office:value-type="float" office:value="383.876688">
                <text:p>383.876688</text:p>
              </table:table-cell>
              <table:table-cell office:value-type="float" office:value="379.800533">
                <text:p>379.800533</text:p>
              </table:table-cell>
              <table:table-cell office:value-type="float" office:value="391.511013">
                <text:p>391.511013</text:p>
              </table:table-cell>
              <table:table-cell office:value-type="float" office:value="385.724161">
                <text:p>385.724161</text:p>
              </table:table-cell>
              <table:table-cell office:value-type="float" office:value="375.240839">
                <text:p>375.240839</text:p>
              </table:table-cell>
              <table:table-cell office:value-type="float" office:value="377.392727">
                <text:p>377.392727</text:p>
              </table:table-cell>
              <table:table-cell office:value-type="float" office:value="368.601365">
                <text:p>368.601365</text:p>
              </table:table-cell>
              <table:table-cell office:value-type="float" office:value="389.74752">
                <text:p>389.74752</text:p>
              </table:table-cell>
              <table:table-cell office:value-type="float" office:value="378.965233">
                <text:p>378.965233</text:p>
              </table:table-cell>
              <table:table-cell office:value-type="float" office:value="406.534016">
                <text:p>406.534016</text:p>
              </table:table-cell>
              <table:table-cell office:value-type="float" office:value="391.205315">
                <text:p>391.205315</text:p>
              </table:table-cell>
              <table:table-cell office:value-type="float" office:value="384.272396">
                <text:p>384.272396</text:p>
              </table:table-cell>
              <table:table-cell office:value-type="float" office:value="380.190147">
                <text:p>380.190147</text:p>
              </table:table-cell>
              <table:table-cell office:value-type="float" office:value="400.199535">
                <text:p>400.199535</text:p>
              </table:table-cell>
              <table:table-cell office:value-type="float" office:value="390.252996">
                <text:p>390.252996</text:p>
              </table:table-cell>
              <table:table-cell office:value-type="float" office:value="395.903263">
                <text:p>395.903263</text:p>
              </table:table-cell>
              <table:table-cell office:value-type="float" office:value="393.117585">
                <text:p>393.117585</text:p>
              </table:table-cell>
              <table:table-cell office:value-type="float" office:value="386.461046">
                <text:p>386.461046</text:p>
              </table:table-cell>
              <table:table-cell office:value-type="float" office:value="395.946951">
                <text:p>395.946951</text:p>
              </table:table-cell>
              <table:table-cell office:value-type="float" office:value="384.495335">
                <text:p>384.495335</text:p>
              </table:table-cell>
              <table:table-cell office:value-type="float" office:value="395.768408">
                <text:p>395.768408</text:p>
              </table:table-cell>
              <table:table-cell office:value-type="float" office:value="410.77428">
                <text:p>410.77428</text:p>
              </table:table-cell>
              <table:table-cell office:value-type="float" office:value="383.451276">
                <text:p>383.451276</text:p>
              </table:table-cell>
              <table:table-cell office:value-type="float" office:value="384.642443">
                <text:p>384.642443</text:p>
              </table:table-cell>
              <table:table-cell office:value-type="float" office:value="396.520242">
                <text:p>396.520242</text:p>
              </table:table-cell>
              <table:table-cell office:value-type="float" office:value="400.546293">
                <text:p>400.546293</text:p>
              </table:table-cell>
              <table:table-cell office:value-type="float" office:value="403.533546">
                <text:p>403.533546</text:p>
              </table:table-cell>
              <table:table-cell office:value-type="float" office:value="385.237352">
                <text:p>385.237352</text:p>
              </table:table-cell>
              <table:table-cell office:value-type="float" office:value="393.870445">
                <text:p>393.870445</text:p>
              </table:table-cell>
              <table:table-cell office:value-type="float" office:value="397.43952">
                <text:p>397.43952</text:p>
              </table:table-cell>
              <table:table-cell office:value-type="float" office:value="394.706897">
                <text:p>394.706897</text:p>
              </table:table-cell>
              <table:table-cell office:value-type="float" office:value="391.814403">
                <text:p>391.814403</text:p>
              </table:table-cell>
              <table:table-cell office:value-type="float" office:value="393.045731">
                <text:p>393.045731</text:p>
              </table:table-cell>
              <table:table-cell office:value-type="float" office:value="376.705818">
                <text:p>376.705818</text:p>
              </table:table-cell>
              <table:table-cell office:value-type="float" office:value="399.630482">
                <text:p>399.630482</text:p>
              </table:table-cell>
              <table:table-cell office:value-type="float" office:value="400.048771">
                <text:p>400.048771</text:p>
              </table:table-cell>
              <table:table-cell office:value-type="float" office:value="415.015894">
                <text:p>415.015894</text:p>
              </table:table-cell>
              <table:table-cell office:value-type="float" office:value="387.709631">
                <text:p>387.709631</text:p>
              </table:table-cell>
              <table:table-cell office:value-type="float" office:value="400.107665">
                <text:p>400.107665</text:p>
              </table:table-cell>
              <table:table-cell office:value-type="float" office:value="394.005426">
                <text:p>394.005426</text:p>
              </table:table-cell>
              <table:table-cell office:value-type="float" office:value="419.73636">
                <text:p>419.73636</text:p>
              </table:table-cell>
              <table:table-cell office:value-type="float" office:value="394.640753">
                <text:p>394.640753</text:p>
              </table:table-cell>
              <table:table-cell office:value-type="float" office:value="409.415217">
                <text:p>409.415217</text:p>
              </table:table-cell>
              <table:table-cell office:value-type="float" office:value="390.400619">
                <text:p>390.400619</text:p>
              </table:table-cell>
              <table:table-cell office:value-type="float" office:value="399.738131">
                <text:p>399.738131</text:p>
              </table:table-cell>
              <table:table-cell office:value-type="float" office:value="393.37087">
                <text:p>393.37087</text:p>
              </table:table-cell>
              <table:table-cell office:value-type="float" office:value="415.901232">
                <text:p>415.901232</text:p>
              </table:table-cell>
              <table:table-cell office:value-type="float" office:value="420.164017">
                <text:p>420.164017</text:p>
              </table:table-cell>
              <table:table-cell office:value-type="float" office:value="413.17368">
                <text:p>413.17368</text:p>
              </table:table-cell>
              <table:table-cell office:value-type="float" office:value="404.127879">
                <text:p>404.127879</text:p>
              </table:table-cell>
              <table:table-cell office:value-type="float" office:value="411.729742">
                <text:p>411.729742</text:p>
              </table:table-cell>
              <table:table-cell office:value-type="float" office:value="414.367862">
                <text:p>414.367862</text:p>
              </table:table-cell>
              <table:table-cell office:value-type="float" office:value="400.928465">
                <text:p>400.928465</text:p>
              </table:table-cell>
              <table:table-cell office:value-type="float" office:value="404.105362">
                <text:p>404.105362</text:p>
              </table:table-cell>
              <table:table-cell office:value-type="float" office:value="402.447785">
                <text:p>402.447785</text:p>
              </table:table-cell>
              <table:table-cell office:value-type="float" office:value="436.328079">
                <text:p>436.328079</text:p>
              </table:table-cell>
              <table:table-cell office:value-type="float" office:value="394.856379">
                <text:p>394.856379</text:p>
              </table:table-cell>
              <table:table-cell office:value-type="float" office:value="393.675158">
                <text:p>393.675158</text:p>
              </table:table-cell>
              <table:table-cell office:value-type="float" office:value="410.866471">
                <text:p>410.866471</text:p>
              </table:table-cell>
              <table:table-cell office:value-type="float" office:value="403.39972">
                <text:p>403.39972</text:p>
              </table:table-cell>
              <table:table-cell office:value-type="float" office:value="417.429727">
                <text:p>417.429727</text:p>
              </table:table-cell>
              <table:table-cell office:value-type="float" office:value="412.689115">
                <text:p>412.689115</text:p>
              </table:table-cell>
              <table:table-cell office:value-type="float" office:value="409.396036">
                <text:p>409.396036</text:p>
              </table:table-cell>
              <table:table-cell office:value-type="float" office:value="410.115279">
                <text:p>410.115279</text:p>
              </table:table-cell>
              <table:table-cell office:value-type="float" office:value="413.211019">
                <text:p>413.211019</text:p>
              </table:table-cell>
              <table:table-cell office:value-type="float" office:value="415.179293">
                <text:p>415.179293</text:p>
              </table:table-cell>
              <table:table-cell office:value-type="float" office:value="416.946062">
                <text:p>416.946062</text:p>
              </table:table-cell>
              <table:table-cell office:value-type="float" office:value="426.306352">
                <text:p>426.306352</text:p>
              </table:table-cell>
              <table:table-cell office:value-type="float" office:value="412.45123">
                <text:p>412.45123</text:p>
              </table:table-cell>
              <table:table-cell office:value-type="float" office:value="410.394866">
                <text:p>410.394866</text:p>
              </table:table-cell>
              <table:table-cell office:value-type="float" office:value="409.752995">
                <text:p>409.752995</text:p>
              </table:table-cell>
              <table:table-cell office:value-type="float" office:value="433.034615">
                <text:p>433.034615</text:p>
              </table:table-cell>
              <table:table-cell office:value-type="float" office:value="435.229231">
                <text:p>435.229231</text:p>
              </table:table-cell>
              <table:table-cell office:value-type="float" office:value="428.430141">
                <text:p>428.430141</text:p>
              </table:table-cell>
              <table:table-cell office:value-type="float" office:value="433.524118">
                <text:p>433.524118</text:p>
              </table:table-cell>
              <table:table-cell office:value-type="float" office:value="426.665619">
                <text:p>426.665619</text:p>
              </table:table-cell>
            </table:table-row>
            <table:table-row>
              <table:table-cell office:value-type="string">
                <text:p>uts_omp_scatter</text:p>
              </table:table-cell>
              <table:table-cell office:value-type="float" office:value="9323.515876">
                <text:p>9323.515876</text:p>
              </table:table-cell>
              <table:table-cell office:value-type="float" office:value="5304.537393">
                <text:p>5304.537393</text:p>
              </table:table-cell>
              <table:table-cell office:value-type="float" office:value="3532.109486">
                <text:p>3532.109486</text:p>
              </table:table-cell>
              <table:table-cell office:value-type="float" office:value="2648.413009">
                <text:p>2648.413009</text:p>
              </table:table-cell>
              <table:table-cell office:value-type="float" office:value="2141.696679">
                <text:p>2141.696679</text:p>
              </table:table-cell>
              <table:table-cell office:value-type="float" office:value="1779.837948">
                <text:p>1779.837948</text:p>
              </table:table-cell>
              <table:table-cell office:value-type="float" office:value="1533.593328">
                <text:p>1533.593328</text:p>
              </table:table-cell>
              <table:table-cell office:value-type="float" office:value="1346.675792">
                <text:p>1346.675792</text:p>
              </table:table-cell>
              <table:table-cell office:value-type="float" office:value="1200.605407">
                <text:p>1200.605407</text:p>
              </table:table-cell>
              <table:table-cell office:value-type="float" office:value="1085.090604">
                <text:p>1085.090604</text:p>
              </table:table-cell>
              <table:table-cell office:value-type="float" office:value="988.345847">
                <text:p>988.345847</text:p>
              </table:table-cell>
              <table:table-cell office:value-type="float" office:value="908.43974">
                <text:p>908.43974</text:p>
              </table:table-cell>
              <table:table-cell office:value-type="float" office:value="844.023107">
                <text:p>844.023107</text:p>
              </table:table-cell>
              <table:table-cell office:value-type="float" office:value="789.348873">
                <text:p>789.348873</text:p>
              </table:table-cell>
              <table:table-cell office:value-type="float" office:value="740.202815">
                <text:p>740.202815</text:p>
              </table:table-cell>
              <table:table-cell office:value-type="float" office:value="695.752652">
                <text:p>695.752652</text:p>
              </table:table-cell>
              <table:table-cell office:value-type="float" office:value="657.777341">
                <text:p>657.777341</text:p>
              </table:table-cell>
              <table:table-cell office:value-type="float" office:value="625.459991">
                <text:p>625.459991</text:p>
              </table:table-cell>
              <table:table-cell office:value-type="float" office:value="599.170654">
                <text:p>599.170654</text:p>
              </table:table-cell>
              <table:table-cell office:value-type="float" office:value="577.421122">
                <text:p>577.421122</text:p>
              </table:table-cell>
              <table:table-cell office:value-type="float" office:value="541.716836">
                <text:p>541.716836</text:p>
              </table:table-cell>
              <table:table-cell office:value-type="float" office:value="523.139964">
                <text:p>523.139964</text:p>
              </table:table-cell>
              <table:table-cell office:value-type="float" office:value="506.49801">
                <text:p>506.49801</text:p>
              </table:table-cell>
              <table:table-cell office:value-type="float" office:value="484.392417">
                <text:p>484.392417</text:p>
              </table:table-cell>
              <table:table-cell office:value-type="float" office:value="475.686254">
                <text:p>475.686254</text:p>
              </table:table-cell>
              <table:table-cell office:value-type="float" office:value="458.31922">
                <text:p>458.31922</text:p>
              </table:table-cell>
              <table:table-cell office:value-type="float" office:value="437.028269">
                <text:p>437.028269</text:p>
              </table:table-cell>
              <table:table-cell office:value-type="float" office:value="426.558223">
                <text:p>426.558223</text:p>
              </table:table-cell>
              <table:table-cell office:value-type="float" office:value="415.430783">
                <text:p>415.430783</text:p>
              </table:table-cell>
              <table:table-cell office:value-type="float" office:value="404.268122">
                <text:p>404.268122</text:p>
              </table:table-cell>
              <table:table-cell office:value-type="float" office:value="396.841147">
                <text:p>396.841147</text:p>
              </table:table-cell>
              <table:table-cell office:value-type="float" office:value="383.239436">
                <text:p>383.239436</text:p>
              </table:table-cell>
              <table:table-cell office:value-type="float" office:value="373.658581">
                <text:p>373.658581</text:p>
              </table:table-cell>
              <table:table-cell office:value-type="float" office:value="368.869406">
                <text:p>368.869406</text:p>
              </table:table-cell>
              <table:table-cell office:value-type="float" office:value="357.026956">
                <text:p>357.026956</text:p>
              </table:table-cell>
              <table:table-cell office:value-type="float" office:value="354.856206">
                <text:p>354.856206</text:p>
              </table:table-cell>
              <table:table-cell office:value-type="float" office:value="346.198478">
                <text:p>346.198478</text:p>
              </table:table-cell>
              <table:table-cell office:value-type="float" office:value="340.729003">
                <text:p>340.729003</text:p>
              </table:table-cell>
              <table:table-cell office:value-type="float" office:value="340.270358">
                <text:p>340.270358</text:p>
              </table:table-cell>
              <table:table-cell office:value-type="float" office:value="332.909461">
                <text:p>332.909461</text:p>
              </table:table-cell>
              <table:table-cell office:value-type="float" office:value="327.214414">
                <text:p>327.214414</text:p>
              </table:table-cell>
              <table:table-cell office:value-type="float" office:value="320.979888">
                <text:p>320.979888</text:p>
              </table:table-cell>
              <table:table-cell office:value-type="float" office:value="313.046667">
                <text:p>313.046667</text:p>
              </table:table-cell>
              <table:table-cell office:value-type="float" office:value="309.933604">
                <text:p>309.933604</text:p>
              </table:table-cell>
              <table:table-cell office:value-type="float" office:value="311.657773">
                <text:p>311.657773</text:p>
              </table:table-cell>
              <table:table-cell office:value-type="float" office:value="302.801356">
                <text:p>302.801356</text:p>
              </table:table-cell>
              <table:table-cell office:value-type="float" office:value="299.892695">
                <text:p>299.892695</text:p>
              </table:table-cell>
              <table:table-cell office:value-type="float" office:value="299.521557">
                <text:p>299.521557</text:p>
              </table:table-cell>
              <table:table-cell office:value-type="float" office:value="289.223576">
                <text:p>289.223576</text:p>
              </table:table-cell>
              <table:table-cell office:value-type="float" office:value="284.784751">
                <text:p>284.784751</text:p>
              </table:table-cell>
              <table:table-cell office:value-type="float" office:value="287.551759">
                <text:p>287.551759</text:p>
              </table:table-cell>
              <table:table-cell office:value-type="float" office:value="289.736369">
                <text:p>289.736369</text:p>
              </table:table-cell>
              <table:table-cell office:value-type="float" office:value="284.571564">
                <text:p>284.571564</text:p>
              </table:table-cell>
              <table:table-cell office:value-type="float" office:value="278.755265">
                <text:p>278.755265</text:p>
              </table:table-cell>
              <table:table-cell office:value-type="float" office:value="275.231804">
                <text:p>275.231804</text:p>
              </table:table-cell>
              <table:table-cell office:value-type="float" office:value="274.983077">
                <text:p>274.983077</text:p>
              </table:table-cell>
              <table:table-cell office:value-type="float" office:value="270.84347">
                <text:p>270.84347</text:p>
              </table:table-cell>
              <table:table-cell office:value-type="float" office:value="271.471099">
                <text:p>271.471099</text:p>
              </table:table-cell>
              <table:table-cell office:value-type="float" office:value="262.158605">
                <text:p>262.158605</text:p>
              </table:table-cell>
              <table:table-cell office:value-type="float" office:value="272.386848">
                <text:p>272.386848</text:p>
              </table:table-cell>
              <table:table-cell office:value-type="float" office:value="258.970226">
                <text:p>258.970226</text:p>
              </table:table-cell>
              <table:table-cell office:value-type="float" office:value="270.90416">
                <text:p>270.90416</text:p>
              </table:table-cell>
              <table:table-cell office:value-type="float" office:value="268.976813">
                <text:p>268.976813</text:p>
              </table:table-cell>
              <table:table-cell office:value-type="float" office:value="276.865707">
                <text:p>276.865707</text:p>
              </table:table-cell>
              <table:table-cell office:value-type="float" office:value="268.375808">
                <text:p>268.375808</text:p>
              </table:table-cell>
              <table:table-cell office:value-type="float" office:value="261.736272">
                <text:p>261.736272</text:p>
              </table:table-cell>
              <table:table-cell office:value-type="float" office:value="269.967754">
                <text:p>269.967754</text:p>
              </table:table-cell>
              <table:table-cell office:value-type="float" office:value="264.795957">
                <text:p>264.795957</text:p>
              </table:table-cell>
              <table:table-cell office:value-type="float" office:value="260.832648">
                <text:p>260.832648</text:p>
              </table:table-cell>
              <table:table-cell office:value-type="float" office:value="251.04778">
                <text:p>251.04778</text:p>
              </table:table-cell>
              <table:table-cell office:value-type="float" office:value="268.738157">
                <text:p>268.738157</text:p>
              </table:table-cell>
              <table:table-cell office:value-type="float" office:value="265.870488">
                <text:p>265.870488</text:p>
              </table:table-cell>
              <table:table-cell office:value-type="float" office:value="261.553109">
                <text:p>261.553109</text:p>
              </table:table-cell>
              <table:table-cell office:value-type="float" office:value="252.268523">
                <text:p>252.268523</text:p>
              </table:table-cell>
              <table:table-cell office:value-type="float" office:value="262.174003">
                <text:p>262.174003</text:p>
              </table:table-cell>
              <table:table-cell office:value-type="float" office:value="256.189168">
                <text:p>256.189168</text:p>
              </table:table-cell>
              <table:table-cell office:value-type="float" office:value="262.972798">
                <text:p>262.972798</text:p>
              </table:table-cell>
              <table:table-cell office:value-type="float" office:value="265.684504">
                <text:p>265.684504</text:p>
              </table:table-cell>
              <table:table-cell office:value-type="float" office:value="268.170128">
                <text:p>268.170128</text:p>
              </table:table-cell>
              <table:table-cell office:value-type="float" office:value="251.782548">
                <text:p>251.782548</text:p>
              </table:table-cell>
              <table:table-cell office:value-type="float" office:value="261.702399">
                <text:p>261.702399</text:p>
              </table:table-cell>
              <table:table-cell office:value-type="float" office:value="255.032773">
                <text:p>255.032773</text:p>
              </table:table-cell>
              <table:table-cell office:value-type="float" office:value="249.25208">
                <text:p>249.25208</text:p>
              </table:table-cell>
              <table:table-cell office:value-type="float" office:value="258.54013">
                <text:p>258.54013</text:p>
              </table:table-cell>
              <table:table-cell office:value-type="float" office:value="251.27521">
                <text:p>251.27521</text:p>
              </table:table-cell>
              <table:table-cell office:value-type="float" office:value="267.277025">
                <text:p>267.277025</text:p>
              </table:table-cell>
              <table:table-cell office:value-type="float" office:value="255.68709">
                <text:p>255.68709</text:p>
              </table:table-cell>
              <table:table-cell office:value-type="float" office:value="254.430678">
                <text:p>254.430678</text:p>
              </table:table-cell>
              <table:table-cell office:value-type="float" office:value="253.606991">
                <text:p>253.606991</text:p>
              </table:table-cell>
              <table:table-cell office:value-type="float" office:value="266.650423">
                <text:p>266.650423</text:p>
              </table:table-cell>
              <table:table-cell office:value-type="float" office:value="272.60844">
                <text:p>272.60844</text:p>
              </table:table-cell>
              <table:table-cell office:value-type="float" office:value="258.913257">
                <text:p>258.913257</text:p>
              </table:table-cell>
              <table:table-cell office:value-type="float" office:value="263.183546">
                <text:p>263.183546</text:p>
              </table:table-cell>
              <table:table-cell office:value-type="float" office:value="261.218606">
                <text:p>261.218606</text:p>
              </table:table-cell>
              <table:table-cell office:value-type="float" office:value="260.852471">
                <text:p>260.852471</text:p>
              </table:table-cell>
              <table:table-cell office:value-type="float" office:value="257.350888">
                <text:p>257.350888</text:p>
              </table:table-cell>
              <table:table-cell office:value-type="float" office:value="262.415995">
                <text:p>262.415995</text:p>
              </table:table-cell>
              <table:table-cell office:value-type="float" office:value="265.764377">
                <text:p>265.764377</text:p>
              </table:table-cell>
              <table:table-cell office:value-type="float" office:value="262.540649">
                <text:p>262.540649</text:p>
              </table:table-cell>
              <table:table-cell office:value-type="float" office:value="276.781729">
                <text:p>276.781729</text:p>
              </table:table-cell>
              <table:table-cell office:value-type="float" office:value="263.895089">
                <text:p>263.895089</text:p>
              </table:table-cell>
              <table:table-cell office:value-type="float" office:value="269.694258">
                <text:p>269.694258</text:p>
              </table:table-cell>
              <table:table-cell office:value-type="float" office:value="272.57508">
                <text:p>272.57508</text:p>
              </table:table-cell>
              <table:table-cell office:value-type="float" office:value="271.345034">
                <text:p>271.345034</text:p>
              </table:table-cell>
              <table:table-cell office:value-type="float" office:value="259.393715">
                <text:p>259.393715</text:p>
              </table:table-cell>
              <table:table-cell office:value-type="float" office:value="273.170631">
                <text:p>273.170631</text:p>
              </table:table-cell>
              <table:table-cell office:value-type="float" office:value="272.445677">
                <text:p>272.445677</text:p>
              </table:table-cell>
              <table:table-cell office:value-type="float" office:value="267.432858">
                <text:p>267.432858</text:p>
              </table:table-cell>
              <table:table-cell office:value-type="float" office:value="277.013712">
                <text:p>277.013712</text:p>
              </table:table-cell>
              <table:table-cell office:value-type="float" office:value="269.24049">
                <text:p>269.24049</text:p>
              </table:table-cell>
              <table:table-cell office:value-type="float" office:value="265.320552">
                <text:p>265.320552</text:p>
              </table:table-cell>
              <table:table-cell office:value-type="float" office:value="270.525838">
                <text:p>270.525838</text:p>
              </table:table-cell>
              <table:table-cell office:value-type="float" office:value="255.458763">
                <text:p>255.458763</text:p>
              </table:table-cell>
              <table:table-cell office:value-type="float" office:value="258.925125">
                <text:p>258.925125</text:p>
              </table:table-cell>
              <table:table-cell office:value-type="float" office:value="276.951481">
                <text:p>276.951481</text:p>
              </table:table-cell>
              <table:table-cell office:value-type="float" office:value="276.088019">
                <text:p>276.088019</text:p>
              </table:table-cell>
              <table:table-cell office:value-type="float" office:value="282.794211">
                <text:p>282.794211</text:p>
              </table:table-cell>
              <table:table-cell office:value-type="float" office:value="271.500547">
                <text:p>271.500547</text:p>
              </table:table-cell>
              <table:table-cell office:value-type="float" office:value="269.7767">
                <text:p>269.7767</text:p>
              </table:table-cell>
              <table:table-cell office:value-type="float" office:value="282.560304">
                <text:p>282.560304</text:p>
              </table:table-cell>
              <table:table-cell office:value-type="float" office:value="273.783633">
                <text:p>273.783633</text:p>
              </table:table-cell>
              <table:table-cell office:value-type="float" office:value="287.251451">
                <text:p>287.251451</text:p>
              </table:table-cell>
              <table:table-cell office:value-type="float" office:value="272.025719">
                <text:p>272.025719</text:p>
              </table:table-cell>
              <table:table-cell office:value-type="float" office:value="270.38027">
                <text:p>270.38027</text:p>
              </table:table-cell>
              <table:table-cell office:value-type="float" office:value="286.432125">
                <text:p>286.432125</text:p>
              </table:table-cell>
              <table:table-cell office:value-type="float" office:value="282.359371">
                <text:p>282.359371</text:p>
              </table:table-cell>
              <table:table-cell office:value-type="float" office:value="274.654282">
                <text:p>274.654282</text:p>
              </table:table-cell>
              <table:table-cell office:value-type="float" office:value="295.864588">
                <text:p>295.864588</text:p>
              </table:table-cell>
              <table:table-cell office:value-type="float" office:value="279.987493">
                <text:p>279.987493</text:p>
              </table:table-cell>
              <table:table-cell office:value-type="float" office:value="303.687724">
                <text:p>303.687724</text:p>
              </table:table-cell>
              <table:table-cell office:value-type="float" office:value="285.4442">
                <text:p>285.4442</text:p>
              </table:table-cell>
              <table:table-cell office:value-type="float" office:value="282.732495">
                <text:p>282.732495</text:p>
              </table:table-cell>
              <table:table-cell office:value-type="float" office:value="296.789">
                <text:p>296.789</text:p>
              </table:table-cell>
              <table:table-cell office:value-type="float" office:value="302.618962">
                <text:p>302.618962</text:p>
              </table:table-cell>
              <table:table-cell office:value-type="float" office:value="283.428706">
                <text:p>283.428706</text:p>
              </table:table-cell>
              <table:table-cell office:value-type="float" office:value="322.813056">
                <text:p>322.813056</text:p>
              </table:table-cell>
              <table:table-cell office:value-type="float" office:value="313.329204">
                <text:p>313.329204</text:p>
              </table:table-cell>
              <table:table-cell office:value-type="float" office:value="295.687648">
                <text:p>295.687648</text:p>
              </table:table-cell>
              <table:table-cell office:value-type="float" office:value="303.730516">
                <text:p>303.730516</text:p>
              </table:table-cell>
              <table:table-cell office:value-type="float" office:value="307.446633">
                <text:p>307.446633</text:p>
              </table:table-cell>
              <table:table-cell office:value-type="float" office:value="288.090343">
                <text:p>288.090343</text:p>
              </table:table-cell>
              <table:table-cell office:value-type="float" office:value="319.340921">
                <text:p>319.340921</text:p>
              </table:table-cell>
              <table:table-cell office:value-type="float" office:value="319.027586">
                <text:p>319.027586</text:p>
              </table:table-cell>
              <table:table-cell office:value-type="float" office:value="316.732117">
                <text:p>316.732117</text:p>
              </table:table-cell>
              <table:table-cell office:value-type="float" office:value="303.119117">
                <text:p>303.119117</text:p>
              </table:table-cell>
              <table:table-cell office:value-type="float" office:value="308.868246">
                <text:p>308.868246</text:p>
              </table:table-cell>
              <table:table-cell office:value-type="float" office:value="315.752856">
                <text:p>315.752856</text:p>
              </table:table-cell>
              <table:table-cell office:value-type="float" office:value="310.873091">
                <text:p>310.873091</text:p>
              </table:table-cell>
              <table:table-cell office:value-type="float" office:value="298.507715">
                <text:p>298.507715</text:p>
              </table:table-cell>
              <table:table-cell office:value-type="float" office:value="331.045627">
                <text:p>331.045627</text:p>
              </table:table-cell>
              <table:table-cell office:value-type="float" office:value="335.297954">
                <text:p>335.297954</text:p>
              </table:table-cell>
              <table:table-cell office:value-type="float" office:value="329.880056">
                <text:p>329.880056</text:p>
              </table:table-cell>
              <table:table-cell office:value-type="float" office:value="312.735449">
                <text:p>312.735449</text:p>
              </table:table-cell>
              <table:table-cell office:value-type="float" office:value="331.686921">
                <text:p>331.686921</text:p>
              </table:table-cell>
              <table:table-cell office:value-type="float" office:value="327.048509">
                <text:p>327.048509</text:p>
              </table:table-cell>
              <table:table-cell office:value-type="float" office:value="323.184643">
                <text:p>323.184643</text:p>
              </table:table-cell>
              <table:table-cell office:value-type="float" office:value="330.683152">
                <text:p>330.683152</text:p>
              </table:table-cell>
              <table:table-cell office:value-type="float" office:value="314.852568">
                <text:p>314.852568</text:p>
              </table:table-cell>
              <table:table-cell office:value-type="float" office:value="315.806488">
                <text:p>315.806488</text:p>
              </table:table-cell>
              <table:table-cell office:value-type="float" office:value="322.664538">
                <text:p>322.664538</text:p>
              </table:table-cell>
              <table:table-cell office:value-type="float" office:value="330.989043">
                <text:p>330.989043</text:p>
              </table:table-cell>
              <table:table-cell office:value-type="float" office:value="333.62819">
                <text:p>333.62819</text:p>
              </table:table-cell>
              <table:table-cell office:value-type="float" office:value="340.887272">
                <text:p>340.887272</text:p>
              </table:table-cell>
              <table:table-cell office:value-type="float" office:value="339.769113">
                <text:p>339.769113</text:p>
              </table:table-cell>
              <table:table-cell office:value-type="float" office:value="348.996409">
                <text:p>348.996409</text:p>
              </table:table-cell>
              <table:table-cell office:value-type="float" office:value="316.484158">
                <text:p>316.484158</text:p>
              </table:table-cell>
              <table:table-cell office:value-type="float" office:value="331.882788">
                <text:p>331.882788</text:p>
              </table:table-cell>
              <table:table-cell office:value-type="float" office:value="340.465967">
                <text:p>340.465967</text:p>
              </table:table-cell>
              <table:table-cell office:value-type="float" office:value="339.222385">
                <text:p>339.222385</text:p>
              </table:table-cell>
              <table:table-cell office:value-type="float" office:value="350.446121">
                <text:p>350.446121</text:p>
              </table:table-cell>
              <table:table-cell office:value-type="float" office:value="330.865095">
                <text:p>330.865095</text:p>
              </table:table-cell>
              <table:table-cell office:value-type="float" office:value="339.99109">
                <text:p>339.99109</text:p>
              </table:table-cell>
              <table:table-cell office:value-type="float" office:value="326.430376">
                <text:p>326.430376</text:p>
              </table:table-cell>
              <table:table-cell office:value-type="float" office:value="337.549476">
                <text:p>337.549476</text:p>
              </table:table-cell>
              <table:table-cell office:value-type="float" office:value="328.134784">
                <text:p>328.134784</text:p>
              </table:table-cell>
              <table:table-cell office:value-type="float" office:value="346.801344">
                <text:p>346.801344</text:p>
              </table:table-cell>
              <table:table-cell office:value-type="float" office:value="350.690617">
                <text:p>350.690617</text:p>
              </table:table-cell>
              <table:table-cell office:value-type="float" office:value="357.897412">
                <text:p>357.897412</text:p>
              </table:table-cell>
              <table:table-cell office:value-type="float" office:value="365.203905">
                <text:p>365.203905</text:p>
              </table:table-cell>
              <table:table-cell office:value-type="float" office:value="356.472594">
                <text:p>356.472594</text:p>
              </table:table-cell>
              <table:table-cell office:value-type="float" office:value="353.328353">
                <text:p>353.328353</text:p>
              </table:table-cell>
              <table:table-cell office:value-type="float" office:value="349.356254">
                <text:p>349.356254</text:p>
              </table:table-cell>
              <table:table-cell office:value-type="float" office:value="368.862477">
                <text:p>368.862477</text:p>
              </table:table-cell>
              <table:table-cell office:value-type="float" office:value="353.504394">
                <text:p>353.504394</text:p>
              </table:table-cell>
              <table:table-cell office:value-type="float" office:value="371.255142">
                <text:p>371.255142</text:p>
              </table:table-cell>
              <table:table-cell office:value-type="float" office:value="360.069959">
                <text:p>360.069959</text:p>
              </table:table-cell>
              <table:table-cell office:value-type="float" office:value="361.921668">
                <text:p>361.921668</text:p>
              </table:table-cell>
              <table:table-cell office:value-type="float" office:value="368.480497">
                <text:p>368.480497</text:p>
              </table:table-cell>
              <table:table-cell office:value-type="float" office:value="378.602757">
                <text:p>378.602757</text:p>
              </table:table-cell>
              <table:table-cell office:value-type="float" office:value="364.78433">
                <text:p>364.78433</text:p>
              </table:table-cell>
              <table:table-cell office:value-type="float" office:value="365.945411">
                <text:p>365.945411</text:p>
              </table:table-cell>
              <table:table-cell office:value-type="float" office:value="367.615752">
                <text:p>367.615752</text:p>
              </table:table-cell>
              <table:table-cell office:value-type="float" office:value="393.308767">
                <text:p>393.308767</text:p>
              </table:table-cell>
              <table:table-cell office:value-type="float" office:value="379.710843">
                <text:p>379.710843</text:p>
              </table:table-cell>
              <table:table-cell office:value-type="float" office:value="375.580924">
                <text:p>375.580924</text:p>
              </table:table-cell>
              <table:table-cell office:value-type="float" office:value="379.199271">
                <text:p>379.199271</text:p>
              </table:table-cell>
              <table:table-cell office:value-type="float" office:value="376.391523">
                <text:p>376.391523</text:p>
              </table:table-cell>
              <table:table-cell office:value-type="float" office:value="403.633178">
                <text:p>403.633178</text:p>
              </table:table-cell>
              <table:table-cell office:value-type="float" office:value="361.067892">
                <text:p>361.067892</text:p>
              </table:table-cell>
              <table:table-cell office:value-type="float" office:value="383.128833">
                <text:p>383.128833</text:p>
              </table:table-cell>
              <table:table-cell office:value-type="float" office:value="383.703211">
                <text:p>383.703211</text:p>
              </table:table-cell>
              <table:table-cell office:value-type="float" office:value="382.649402">
                <text:p>382.649402</text:p>
              </table:table-cell>
              <table:table-cell office:value-type="float" office:value="392.772498">
                <text:p>392.772498</text:p>
              </table:table-cell>
              <table:table-cell office:value-type="float" office:value="372.946269">
                <text:p>372.946269</text:p>
              </table:table-cell>
              <table:table-cell office:value-type="float" office:value="389.746621">
                <text:p>389.746621</text:p>
              </table:table-cell>
              <table:table-cell office:value-type="float" office:value="382.991221">
                <text:p>382.991221</text:p>
              </table:table-cell>
              <table:table-cell office:value-type="float" office:value="392.148332">
                <text:p>392.148332</text:p>
              </table:table-cell>
              <table:table-cell office:value-type="float" office:value="410.800712">
                <text:p>410.800712</text:p>
              </table:table-cell>
              <table:table-cell office:value-type="float" office:value="394.647813">
                <text:p>394.647813</text:p>
              </table:table-cell>
              <table:table-cell office:value-type="float" office:value="402.409293">
                <text:p>402.409293</text:p>
              </table:table-cell>
              <table:table-cell office:value-type="float" office:value="389.525993">
                <text:p>389.525993</text:p>
              </table:table-cell>
              <table:table-cell office:value-type="float" office:value="375.756644">
                <text:p>375.756644</text:p>
              </table:table-cell>
              <table:table-cell office:value-type="float" office:value="414.79013">
                <text:p>414.79013</text:p>
              </table:table-cell>
              <table:table-cell office:value-type="float" office:value="396.621606">
                <text:p>396.621606</text:p>
              </table:table-cell>
              <table:table-cell office:value-type="float" office:value="404.109018">
                <text:p>404.109018</text:p>
              </table:table-cell>
              <table:table-cell office:value-type="float" office:value="410.343158">
                <text:p>410.343158</text:p>
              </table:table-cell>
              <table:table-cell office:value-type="float" office:value="405.310065">
                <text:p>405.310065</text:p>
              </table:table-cell>
              <table:table-cell office:value-type="float" office:value="407.296433">
                <text:p>407.296433</text:p>
              </table:table-cell>
              <table:table-cell office:value-type="float" office:value="421.064497">
                <text:p>421.064497</text:p>
              </table:table-cell>
              <table:table-cell office:value-type="float" office:value="421.999174">
                <text:p>421.999174</text:p>
              </table:table-cell>
              <table:table-cell office:value-type="float" office:value="404.329132">
                <text:p>404.329132</text:p>
              </table:table-cell>
              <table:table-cell office:value-type="float" office:value="422.880726">
                <text:p>422.880726</text:p>
              </table:table-cell>
              <table:table-cell office:value-type="float" office:value="402.690934">
                <text:p>402.690934</text:p>
              </table:table-cell>
              <table:table-cell office:value-type="float" office:value="412.732805">
                <text:p>412.732805</text:p>
              </table:table-cell>
              <table:table-cell office:value-type="float" office:value="403.407096">
                <text:p>403.407096</text:p>
              </table:table-cell>
              <table:table-cell office:value-type="float" office:value="431.57823">
                <text:p>431.57823</text:p>
              </table:table-cell>
              <table:table-cell office:value-type="float" office:value="409.229105">
                <text:p>409.229105</text:p>
              </table:table-cell>
              <table:table-cell office:value-type="float" office:value="413.237643">
                <text:p>413.237643</text:p>
              </table:table-cell>
              <table:table-cell office:value-type="float" office:value="419.381325">
                <text:p>419.381325</text:p>
              </table:table-cell>
              <table:table-cell office:value-type="float" office:value="427.332256">
                <text:p>427.332256</text:p>
              </table:table-cell>
              <table:table-cell office:value-type="float" office:value="427.55282">
                <text:p>427.55282</text:p>
              </table:table-cell>
              <table:table-cell office:value-type="float" office:value="432.290865">
                <text:p>432.290865</text:p>
              </table:table-cell>
              <table:table-cell office:value-type="float" office:value="429.304895">
                <text:p>429.304895</text:p>
              </table:table-cell>
              <table:table-cell office:value-type="float" office:value="402.242426">
                <text:p>402.242426</text:p>
              </table:table-cell>
              <table:table-cell office:value-type="float" office:value="429.357823">
                <text:p>429.357823</text:p>
              </table:table-cell>
              <table:table-cell office:value-type="float" office:value="439.923844">
                <text:p>439.923844</text:p>
              </table:table-cell>
              <table:table-cell office:value-type="float" office:value="417.30796">
                <text:p>417.30796</text:p>
              </table:table-cell>
              <table:table-cell office:value-type="float" office:value="441.450734">
                <text:p>441.450734</text:p>
              </table:table-cell>
              <table:table-cell office:value-type="float" office:value="443.380646">
                <text:p>443.380646</text:p>
              </table:table-cell>
              <table:table-cell office:value-type="float" office:value="423.375042">
                <text:p>423.375042</text:p>
              </table:table-cell>
            </table:table-row>
            <table:table-row>
              <table:table-cell office:value-type="string">
                <text:p>uts_omp_balanced</text:p>
              </table:table-cell>
              <table:table-cell office:value-type="float" office:value="9323.170403">
                <text:p>9323.170403</text:p>
              </table:table-cell>
              <table:table-cell office:value-type="float" office:value="5289.447994">
                <text:p>5289.447994</text:p>
              </table:table-cell>
              <table:table-cell office:value-type="float" office:value="3535.236019">
                <text:p>3535.236019</text:p>
              </table:table-cell>
              <table:table-cell office:value-type="float" office:value="2648.645121">
                <text:p>2648.645121</text:p>
              </table:table-cell>
              <table:table-cell office:value-type="float" office:value="2140.717287">
                <text:p>2140.717287</text:p>
              </table:table-cell>
              <table:table-cell office:value-type="float" office:value="1788.565732">
                <text:p>1788.565732</text:p>
              </table:table-cell>
              <table:table-cell office:value-type="float" office:value="1535.84254">
                <text:p>1535.84254</text:p>
              </table:table-cell>
              <table:table-cell office:value-type="float" office:value="1346.705496">
                <text:p>1346.705496</text:p>
              </table:table-cell>
              <table:table-cell office:value-type="float" office:value="1205.04667">
                <text:p>1205.04667</text:p>
              </table:table-cell>
              <table:table-cell office:value-type="float" office:value="1082.833564">
                <text:p>1082.833564</text:p>
              </table:table-cell>
              <table:table-cell office:value-type="float" office:value="989.575442">
                <text:p>989.575442</text:p>
              </table:table-cell>
              <table:table-cell office:value-type="float" office:value="909.826645">
                <text:p>909.826645</text:p>
              </table:table-cell>
              <table:table-cell office:value-type="float" office:value="853.860518">
                <text:p>853.860518</text:p>
              </table:table-cell>
              <table:table-cell office:value-type="float" office:value="795.432122">
                <text:p>795.432122</text:p>
              </table:table-cell>
              <table:table-cell office:value-type="float" office:value="741.550841">
                <text:p>741.550841</text:p>
              </table:table-cell>
              <table:table-cell office:value-type="float" office:value="701.496841">
                <text:p>701.496841</text:p>
              </table:table-cell>
              <table:table-cell office:value-type="float" office:value="655.384421">
                <text:p>655.384421</text:p>
              </table:table-cell>
              <table:table-cell office:value-type="float" office:value="625.357088">
                <text:p>625.357088</text:p>
              </table:table-cell>
              <table:table-cell office:value-type="float" office:value="598.359284">
                <text:p>598.359284</text:p>
              </table:table-cell>
              <table:table-cell office:value-type="float" office:value="569.883801">
                <text:p>569.883801</text:p>
              </table:table-cell>
              <table:table-cell office:value-type="float" office:value="548.131253">
                <text:p>548.131253</text:p>
              </table:table-cell>
              <table:table-cell office:value-type="float" office:value="520.443848">
                <text:p>520.443848</text:p>
              </table:table-cell>
              <table:table-cell office:value-type="float" office:value="504.320972">
                <text:p>504.320972</text:p>
              </table:table-cell>
              <table:table-cell office:value-type="float" office:value="481.207055">
                <text:p>481.207055</text:p>
              </table:table-cell>
              <table:table-cell office:value-type="float" office:value="474.835365">
                <text:p>474.835365</text:p>
              </table:table-cell>
              <table:table-cell office:value-type="float" office:value="452.918709">
                <text:p>452.918709</text:p>
              </table:table-cell>
              <table:table-cell office:value-type="float" office:value="443.479575">
                <text:p>443.479575</text:p>
              </table:table-cell>
              <table:table-cell office:value-type="float" office:value="437.254415">
                <text:p>437.254415</text:p>
              </table:table-cell>
              <table:table-cell office:value-type="float" office:value="419.620624">
                <text:p>419.620624</text:p>
              </table:table-cell>
              <table:table-cell office:value-type="float" office:value="402.580138">
                <text:p>402.580138</text:p>
              </table:table-cell>
              <table:table-cell office:value-type="float" office:value="394.60624">
                <text:p>394.60624</text:p>
              </table:table-cell>
              <table:table-cell office:value-type="float" office:value="384.810146">
                <text:p>384.810146</text:p>
              </table:table-cell>
              <table:table-cell office:value-type="float" office:value="373.719848">
                <text:p>373.719848</text:p>
              </table:table-cell>
              <table:table-cell office:value-type="float" office:value="367.067996">
                <text:p>367.067996</text:p>
              </table:table-cell>
              <table:table-cell office:value-type="float" office:value="353.189199">
                <text:p>353.189199</text:p>
              </table:table-cell>
              <table:table-cell office:value-type="float" office:value="356.308741">
                <text:p>356.308741</text:p>
              </table:table-cell>
              <table:table-cell office:value-type="float" office:value="342.837971">
                <text:p>342.837971</text:p>
              </table:table-cell>
              <table:table-cell office:value-type="float" office:value="341.364136">
                <text:p>341.364136</text:p>
              </table:table-cell>
              <table:table-cell office:value-type="float" office:value="328.199258">
                <text:p>328.199258</text:p>
              </table:table-cell>
              <table:table-cell office:value-type="float" office:value="326.124484">
                <text:p>326.124484</text:p>
              </table:table-cell>
              <table:table-cell office:value-type="float" office:value="319.059728">
                <text:p>319.059728</text:p>
              </table:table-cell>
              <table:table-cell office:value-type="float" office:value="314.390136">
                <text:p>314.390136</text:p>
              </table:table-cell>
              <table:table-cell office:value-type="float" office:value="315.912666">
                <text:p>315.912666</text:p>
              </table:table-cell>
              <table:table-cell office:value-type="float" office:value="314.558928">
                <text:p>314.558928</text:p>
              </table:table-cell>
              <table:table-cell office:value-type="float" office:value="303.796275">
                <text:p>303.796275</text:p>
              </table:table-cell>
              <table:table-cell office:value-type="float" office:value="294.702228">
                <text:p>294.702228</text:p>
              </table:table-cell>
              <table:table-cell office:value-type="float" office:value="300.003682">
                <text:p>300.003682</text:p>
              </table:table-cell>
              <table:table-cell office:value-type="float" office:value="297.928651">
                <text:p>297.928651</text:p>
              </table:table-cell>
              <table:table-cell office:value-type="float" office:value="289.79924">
                <text:p>289.79924</text:p>
              </table:table-cell>
              <table:table-cell office:value-type="float" office:value="283.654211">
                <text:p>283.654211</text:p>
              </table:table-cell>
              <table:table-cell office:value-type="float" office:value="291.465732">
                <text:p>291.465732</text:p>
              </table:table-cell>
              <table:table-cell office:value-type="float" office:value="276.549744">
                <text:p>276.549744</text:p>
              </table:table-cell>
              <table:table-cell office:value-type="float" office:value="278.21848">
                <text:p>278.21848</text:p>
              </table:table-cell>
              <table:table-cell office:value-type="float" office:value="273.309975">
                <text:p>273.309975</text:p>
              </table:table-cell>
              <table:table-cell office:value-type="float" office:value="272.868524">
                <text:p>272.868524</text:p>
              </table:table-cell>
              <table:table-cell office:value-type="float" office:value="274.069059">
                <text:p>274.069059</text:p>
              </table:table-cell>
              <table:table-cell office:value-type="float" office:value="266.11755">
                <text:p>266.11755</text:p>
              </table:table-cell>
              <table:table-cell office:value-type="float" office:value="267.143199">
                <text:p>267.143199</text:p>
              </table:table-cell>
              <table:table-cell office:value-type="float" office:value="262.334519">
                <text:p>262.334519</text:p>
              </table:table-cell>
              <table:table-cell office:value-type="float" office:value="260.059193">
                <text:p>260.059193</text:p>
              </table:table-cell>
              <table:table-cell office:value-type="float" office:value="274.637985">
                <text:p>274.637985</text:p>
              </table:table-cell>
              <table:table-cell office:value-type="float" office:value="275.66344">
                <text:p>275.66344</text:p>
              </table:table-cell>
              <table:table-cell office:value-type="float" office:value="259.579764">
                <text:p>259.579764</text:p>
              </table:table-cell>
              <table:table-cell office:value-type="float" office:value="270.777261">
                <text:p>270.777261</text:p>
              </table:table-cell>
              <table:table-cell office:value-type="float" office:value="259.506819">
                <text:p>259.506819</text:p>
              </table:table-cell>
              <table:table-cell office:value-type="float" office:value="261.076309">
                <text:p>261.076309</text:p>
              </table:table-cell>
              <table:table-cell office:value-type="float" office:value="252.461823">
                <text:p>252.461823</text:p>
              </table:table-cell>
              <table:table-cell office:value-type="float" office:value="261.28629">
                <text:p>261.28629</text:p>
              </table:table-cell>
              <table:table-cell office:value-type="float" office:value="261.731397">
                <text:p>261.731397</text:p>
              </table:table-cell>
              <table:table-cell office:value-type="float" office:value="255.129839">
                <text:p>255.129839</text:p>
              </table:table-cell>
              <table:table-cell office:value-type="float" office:value="259.00147">
                <text:p>259.00147</text:p>
              </table:table-cell>
              <table:table-cell office:value-type="float" office:value="262.210765">
                <text:p>262.210765</text:p>
              </table:table-cell>
              <table:table-cell office:value-type="float" office:value="259.799174">
                <text:p>259.799174</text:p>
              </table:table-cell>
              <table:table-cell office:value-type="float" office:value="255.776524">
                <text:p>255.776524</text:p>
              </table:table-cell>
              <table:table-cell office:value-type="float" office:value="264.245122">
                <text:p>264.245122</text:p>
              </table:table-cell>
              <table:table-cell office:value-type="float" office:value="253.623285">
                <text:p>253.623285</text:p>
              </table:table-cell>
              <table:table-cell office:value-type="float" office:value="254.355423">
                <text:p>254.355423</text:p>
              </table:table-cell>
              <table:table-cell office:value-type="float" office:value="256.535478">
                <text:p>256.535478</text:p>
              </table:table-cell>
              <table:table-cell office:value-type="float" office:value="255.726737">
                <text:p>255.726737</text:p>
              </table:table-cell>
              <table:table-cell office:value-type="float" office:value="259.442087">
                <text:p>259.442087</text:p>
              </table:table-cell>
              <table:table-cell office:value-type="float" office:value="255.312939">
                <text:p>255.312939</text:p>
              </table:table-cell>
              <table:table-cell office:value-type="float" office:value="255.747333">
                <text:p>255.747333</text:p>
              </table:table-cell>
              <table:table-cell office:value-type="float" office:value="254.918705">
                <text:p>254.918705</text:p>
              </table:table-cell>
              <table:table-cell office:value-type="float" office:value="251.21144">
                <text:p>251.21144</text:p>
              </table:table-cell>
              <table:table-cell office:value-type="float" office:value="256.264229">
                <text:p>256.264229</text:p>
              </table:table-cell>
              <table:table-cell office:value-type="float" office:value="248.789843">
                <text:p>248.789843</text:p>
              </table:table-cell>
              <table:table-cell office:value-type="float" office:value="246.415527">
                <text:p>246.415527</text:p>
              </table:table-cell>
              <table:table-cell office:value-type="float" office:value="254.617242">
                <text:p>254.617242</text:p>
              </table:table-cell>
              <table:table-cell office:value-type="float" office:value="255.544924">
                <text:p>255.544924</text:p>
              </table:table-cell>
              <table:table-cell office:value-type="float" office:value="253.192036">
                <text:p>253.192036</text:p>
              </table:table-cell>
              <table:table-cell office:value-type="float" office:value="242.827463">
                <text:p>242.827463</text:p>
              </table:table-cell>
              <table:table-cell office:value-type="float" office:value="261.772263">
                <text:p>261.772263</text:p>
              </table:table-cell>
              <table:table-cell office:value-type="float" office:value="253.891582">
                <text:p>253.891582</text:p>
              </table:table-cell>
              <table:table-cell office:value-type="float" office:value="254.80823">
                <text:p>254.80823</text:p>
              </table:table-cell>
              <table:table-cell office:value-type="float" office:value="255.601059">
                <text:p>255.601059</text:p>
              </table:table-cell>
              <table:table-cell office:value-type="float" office:value="256.781384">
                <text:p>256.781384</text:p>
              </table:table-cell>
              <table:table-cell office:value-type="float" office:value="251.497057">
                <text:p>251.497057</text:p>
              </table:table-cell>
              <table:table-cell office:value-type="float" office:value="254.815607">
                <text:p>254.815607</text:p>
              </table:table-cell>
              <table:table-cell office:value-type="float" office:value="266.032096">
                <text:p>266.032096</text:p>
              </table:table-cell>
              <table:table-cell office:value-type="float" office:value="259.50483">
                <text:p>259.50483</text:p>
              </table:table-cell>
              <table:table-cell office:value-type="float" office:value="271.598896">
                <text:p>271.598896</text:p>
              </table:table-cell>
              <table:table-cell office:value-type="float" office:value="265.334473">
                <text:p>265.334473</text:p>
              </table:table-cell>
              <table:table-cell office:value-type="float" office:value="253.947398">
                <text:p>253.947398</text:p>
              </table:table-cell>
              <table:table-cell office:value-type="float" office:value="269.574803">
                <text:p>269.574803</text:p>
              </table:table-cell>
              <table:table-cell office:value-type="float" office:value="260.295735">
                <text:p>260.295735</text:p>
              </table:table-cell>
              <table:table-cell office:value-type="float" office:value="263.664196">
                <text:p>263.664196</text:p>
              </table:table-cell>
              <table:table-cell office:value-type="float" office:value="258.434595">
                <text:p>258.434595</text:p>
              </table:table-cell>
              <table:table-cell office:value-type="float" office:value="269.043407">
                <text:p>269.043407</text:p>
              </table:table-cell>
              <table:table-cell office:value-type="float" office:value="268.419241">
                <text:p>268.419241</text:p>
              </table:table-cell>
              <table:table-cell office:value-type="float" office:value="256.622792">
                <text:p>256.622792</text:p>
              </table:table-cell>
              <table:table-cell office:value-type="float" office:value="268.794292">
                <text:p>268.794292</text:p>
              </table:table-cell>
              <table:table-cell office:value-type="float" office:value="256.992839">
                <text:p>256.992839</text:p>
              </table:table-cell>
              <table:table-cell office:value-type="float" office:value="273.63986">
                <text:p>273.63986</text:p>
              </table:table-cell>
              <table:table-cell office:value-type="float" office:value="275.210377">
                <text:p>275.210377</text:p>
              </table:table-cell>
              <table:table-cell office:value-type="float" office:value="263.973744">
                <text:p>263.973744</text:p>
              </table:table-cell>
              <table:table-cell office:value-type="float" office:value="256.569287">
                <text:p>256.569287</text:p>
              </table:table-cell>
              <table:table-cell office:value-type="float" office:value="245.788026">
                <text:p>245.788026</text:p>
              </table:table-cell>
              <table:table-cell office:value-type="float" office:value="259.76049">
                <text:p>259.76049</text:p>
              </table:table-cell>
              <table:table-cell office:value-type="float" office:value="263.244238">
                <text:p>263.244238</text:p>
              </table:table-cell>
              <table:table-cell office:value-type="float" office:value="255.305753">
                <text:p>255.305753</text:p>
              </table:table-cell>
              <table:table-cell office:value-type="float" office:value="271.01239">
                <text:p>271.01239</text:p>
              </table:table-cell>
              <table:table-cell office:value-type="float" office:value="270.314703">
                <text:p>270.314703</text:p>
              </table:table-cell>
              <table:table-cell office:value-type="float" office:value="269.058803">
                <text:p>269.058803</text:p>
              </table:table-cell>
              <table:table-cell office:value-type="float" office:value="275.799447">
                <text:p>275.799447</text:p>
              </table:table-cell>
              <table:table-cell office:value-type="float" office:value="265.741409">
                <text:p>265.741409</text:p>
              </table:table-cell>
              <table:table-cell office:value-type="float" office:value="280.395261">
                <text:p>280.395261</text:p>
              </table:table-cell>
              <table:table-cell office:value-type="float" office:value="269.331527">
                <text:p>269.331527</text:p>
              </table:table-cell>
              <table:table-cell office:value-type="float" office:value="275.761982">
                <text:p>275.761982</text:p>
              </table:table-cell>
              <table:table-cell office:value-type="float" office:value="283.162463">
                <text:p>283.162463</text:p>
              </table:table-cell>
              <table:table-cell office:value-type="float" office:value="281.809497">
                <text:p>281.809497</text:p>
              </table:table-cell>
              <table:table-cell office:value-type="float" office:value="284.920055">
                <text:p>284.920055</text:p>
              </table:table-cell>
              <table:table-cell office:value-type="float" office:value="277.023078">
                <text:p>277.023078</text:p>
              </table:table-cell>
              <table:table-cell office:value-type="float" office:value="291.759435">
                <text:p>291.759435</text:p>
              </table:table-cell>
              <table:table-cell office:value-type="float" office:value="278.54317">
                <text:p>278.54317</text:p>
              </table:table-cell>
              <table:table-cell office:value-type="float" office:value="295.161256">
                <text:p>295.161256</text:p>
              </table:table-cell>
              <table:table-cell office:value-type="float" office:value="296.213401">
                <text:p>296.213401</text:p>
              </table:table-cell>
              <table:table-cell office:value-type="float" office:value="285.783648">
                <text:p>285.783648</text:p>
              </table:table-cell>
              <table:table-cell office:value-type="float" office:value="282.866131">
                <text:p>282.866131</text:p>
              </table:table-cell>
              <table:table-cell office:value-type="float" office:value="289.181107">
                <text:p>289.181107</text:p>
              </table:table-cell>
              <table:table-cell office:value-type="float" office:value="278.478951">
                <text:p>278.478951</text:p>
              </table:table-cell>
              <table:table-cell office:value-type="float" office:value="294.022635">
                <text:p>294.022635</text:p>
              </table:table-cell>
              <table:table-cell office:value-type="float" office:value="299.332043">
                <text:p>299.332043</text:p>
              </table:table-cell>
              <table:table-cell office:value-type="float" office:value="288.254898">
                <text:p>288.254898</text:p>
              </table:table-cell>
              <table:table-cell office:value-type="float" office:value="305.161943">
                <text:p>305.161943</text:p>
              </table:table-cell>
              <table:table-cell office:value-type="float" office:value="302.182068">
                <text:p>302.182068</text:p>
              </table:table-cell>
              <table:table-cell office:value-type="float" office:value="301.140767">
                <text:p>301.140767</text:p>
              </table:table-cell>
              <table:table-cell office:value-type="float" office:value="288.493108">
                <text:p>288.493108</text:p>
              </table:table-cell>
              <table:table-cell office:value-type="float" office:value="302.080896">
                <text:p>302.080896</text:p>
              </table:table-cell>
              <table:table-cell office:value-type="float" office:value="312.414995">
                <text:p>312.414995</text:p>
              </table:table-cell>
              <table:table-cell office:value-type="float" office:value="317.02165">
                <text:p>317.02165</text:p>
              </table:table-cell>
              <table:table-cell office:value-type="float" office:value="310.537882">
                <text:p>310.537882</text:p>
              </table:table-cell>
              <table:table-cell office:value-type="float" office:value="293.347722">
                <text:p>293.347722</text:p>
              </table:table-cell>
              <table:table-cell office:value-type="float" office:value="295.48954">
                <text:p>295.48954</text:p>
              </table:table-cell>
              <table:table-cell office:value-type="float" office:value="315.779352">
                <text:p>315.779352</text:p>
              </table:table-cell>
              <table:table-cell office:value-type="float" office:value="324.548707">
                <text:p>324.548707</text:p>
              </table:table-cell>
              <table:table-cell office:value-type="float" office:value="300.265693">
                <text:p>300.265693</text:p>
              </table:table-cell>
              <table:table-cell office:value-type="float" office:value="311.777999">
                <text:p>311.777999</text:p>
              </table:table-cell>
              <table:table-cell office:value-type="float" office:value="320.158127">
                <text:p>320.158127</text:p>
              </table:table-cell>
              <table:table-cell office:value-type="float" office:value="323.412586">
                <text:p>323.412586</text:p>
              </table:table-cell>
              <table:table-cell office:value-type="float" office:value="339.133016">
                <text:p>339.133016</text:p>
              </table:table-cell>
              <table:table-cell office:value-type="float" office:value="312.061693">
                <text:p>312.061693</text:p>
              </table:table-cell>
              <table:table-cell office:value-type="float" office:value="330.132187">
                <text:p>330.132187</text:p>
              </table:table-cell>
              <table:table-cell office:value-type="float" office:value="320.607789">
                <text:p>320.607789</text:p>
              </table:table-cell>
              <table:table-cell office:value-type="float" office:value="317.140658">
                <text:p>317.140658</text:p>
              </table:table-cell>
              <table:table-cell office:value-type="float" office:value="329.508408">
                <text:p>329.508408</text:p>
              </table:table-cell>
              <table:table-cell office:value-type="float" office:value="337.37889">
                <text:p>337.37889</text:p>
              </table:table-cell>
              <table:table-cell office:value-type="float" office:value="322.367754">
                <text:p>322.367754</text:p>
              </table:table-cell>
              <table:table-cell office:value-type="float" office:value="335.324641">
                <text:p>335.324641</text:p>
              </table:table-cell>
              <table:table-cell office:value-type="float" office:value="321.428268">
                <text:p>321.428268</text:p>
              </table:table-cell>
              <table:table-cell office:value-type="float" office:value="327.113948">
                <text:p>327.113948</text:p>
              </table:table-cell>
              <table:table-cell office:value-type="float" office:value="346.603105">
                <text:p>346.603105</text:p>
              </table:table-cell>
              <table:table-cell office:value-type="float" office:value="338.823085">
                <text:p>338.823085</text:p>
              </table:table-cell>
              <table:table-cell office:value-type="float" office:value="358.250009">
                <text:p>358.250009</text:p>
              </table:table-cell>
              <table:table-cell office:value-type="float" office:value="362.548975">
                <text:p>362.548975</text:p>
              </table:table-cell>
              <table:table-cell office:value-type="float" office:value="350.60343">
                <text:p>350.60343</text:p>
              </table:table-cell>
              <table:table-cell office:value-type="float" office:value="336.793921">
                <text:p>336.793921</text:p>
              </table:table-cell>
              <table:table-cell office:value-type="float" office:value="341.512913">
                <text:p>341.512913</text:p>
              </table:table-cell>
              <table:table-cell office:value-type="float" office:value="336.950846">
                <text:p>336.950846</text:p>
              </table:table-cell>
              <table:table-cell office:value-type="float" office:value="349.459738">
                <text:p>349.459738</text:p>
              </table:table-cell>
              <table:table-cell office:value-type="float" office:value="349.890923">
                <text:p>349.890923</text:p>
              </table:table-cell>
              <table:table-cell office:value-type="float" office:value="350.114056">
                <text:p>350.114056</text:p>
              </table:table-cell>
              <table:table-cell office:value-type="float" office:value="336.20992">
                <text:p>336.20992</text:p>
              </table:table-cell>
              <table:table-cell office:value-type="float" office:value="331.369289">
                <text:p>331.369289</text:p>
              </table:table-cell>
              <table:table-cell office:value-type="float" office:value="352.844559">
                <text:p>352.844559</text:p>
              </table:table-cell>
              <table:table-cell office:value-type="float" office:value="379.382817">
                <text:p>379.382817</text:p>
              </table:table-cell>
              <table:table-cell office:value-type="float" office:value="357.765702">
                <text:p>357.765702</text:p>
              </table:table-cell>
              <table:table-cell office:value-type="float" office:value="358.510863">
                <text:p>358.510863</text:p>
              </table:table-cell>
              <table:table-cell office:value-type="float" office:value="362.137933">
                <text:p>362.137933</text:p>
              </table:table-cell>
              <table:table-cell office:value-type="float" office:value="353.109198">
                <text:p>353.109198</text:p>
              </table:table-cell>
              <table:table-cell office:value-type="float" office:value="360.302585">
                <text:p>360.302585</text:p>
              </table:table-cell>
              <table:table-cell office:value-type="float" office:value="363.98759">
                <text:p>363.98759</text:p>
              </table:table-cell>
              <table:table-cell office:value-type="float" office:value="371.507654">
                <text:p>371.507654</text:p>
              </table:table-cell>
              <table:table-cell office:value-type="float" office:value="353.262786">
                <text:p>353.262786</text:p>
              </table:table-cell>
              <table:table-cell office:value-type="float" office:value="366.735159">
                <text:p>366.735159</text:p>
              </table:table-cell>
              <table:table-cell office:value-type="float" office:value="367.446509">
                <text:p>367.446509</text:p>
              </table:table-cell>
              <table:table-cell office:value-type="float" office:value="372.895393">
                <text:p>372.895393</text:p>
              </table:table-cell>
              <table:table-cell office:value-type="float" office:value="363.978351">
                <text:p>363.978351</text:p>
              </table:table-cell>
              <table:table-cell office:value-type="float" office:value="359.197773">
                <text:p>359.197773</text:p>
              </table:table-cell>
              <table:table-cell office:value-type="float" office:value="365.612958">
                <text:p>365.612958</text:p>
              </table:table-cell>
              <table:table-cell office:value-type="float" office:value="367.861787">
                <text:p>367.861787</text:p>
              </table:table-cell>
              <table:table-cell office:value-type="float" office:value="370.167777">
                <text:p>370.167777</text:p>
              </table:table-cell>
              <table:table-cell office:value-type="float" office:value="375.597156">
                <text:p>375.597156</text:p>
              </table:table-cell>
              <table:table-cell office:value-type="float" office:value="391.992368">
                <text:p>391.992368</text:p>
              </table:table-cell>
              <table:table-cell office:value-type="float" office:value="389.266807">
                <text:p>389.266807</text:p>
              </table:table-cell>
              <table:table-cell office:value-type="float" office:value="352.630729">
                <text:p>352.630729</text:p>
              </table:table-cell>
              <table:table-cell office:value-type="float" office:value="383.001487">
                <text:p>383.001487</text:p>
              </table:table-cell>
              <table:table-cell office:value-type="float" office:value="395.92148">
                <text:p>395.92148</text:p>
              </table:table-cell>
              <table:table-cell office:value-type="float" office:value="374.112801">
                <text:p>374.112801</text:p>
              </table:table-cell>
              <table:table-cell office:value-type="float" office:value="398.74546">
                <text:p>398.74546</text:p>
              </table:table-cell>
              <table:table-cell office:value-type="float" office:value="376.897578">
                <text:p>376.897578</text:p>
              </table:table-cell>
              <table:table-cell office:value-type="float" office:value="392.134985">
                <text:p>392.134985</text:p>
              </table:table-cell>
              <table:table-cell office:value-type="float" office:value="387.90922">
                <text:p>387.90922</text:p>
              </table:table-cell>
              <table:table-cell office:value-type="float" office:value="384.088014">
                <text:p>384.088014</text:p>
              </table:table-cell>
              <table:table-cell office:value-type="float" office:value="401.639496">
                <text:p>401.639496</text:p>
              </table:table-cell>
              <table:table-cell office:value-type="float" office:value="396.820616">
                <text:p>396.820616</text:p>
              </table:table-cell>
              <table:table-cell office:value-type="float" office:value="390.450081">
                <text:p>390.450081</text:p>
              </table:table-cell>
              <table:table-cell office:value-type="float" office:value="412.943362">
                <text:p>412.943362</text:p>
              </table:table-cell>
              <table:table-cell office:value-type="float" office:value="398.686118">
                <text:p>398.686118</text:p>
              </table:table-cell>
              <table:table-cell office:value-type="float" office:value="406.490517">
                <text:p>406.490517</text:p>
              </table:table-cell>
              <table:table-cell office:value-type="float" office:value="398.387924">
                <text:p>398.387924</text:p>
              </table:table-cell>
              <table:table-cell office:value-type="float" office:value="376.859857">
                <text:p>376.859857</text:p>
              </table:table-cell>
              <table:table-cell office:value-type="float" office:value="405.564119">
                <text:p>405.564119</text:p>
              </table:table-cell>
              <table:table-cell office:value-type="float" office:value="404.586586">
                <text:p>404.586586</text:p>
              </table:table-cell>
              <table:table-cell office:value-type="float" office:value="398.613878">
                <text:p>398.613878</text:p>
              </table:table-cell>
              <table:table-cell office:value-type="float" office:value="404.22501">
                <text:p>404.22501</text:p>
              </table:table-cell>
              <table:table-cell office:value-type="float" office:value="404.573308">
                <text:p>404.573308</text:p>
              </table:table-cell>
              <table:table-cell office:value-type="float" office:value="405.754337">
                <text:p>405.754337</text:p>
              </table:table-cell>
              <table:table-cell office:value-type="float" office:value="390.147397">
                <text:p>390.147397</text:p>
              </table:table-cell>
              <table:table-cell office:value-type="float" office:value="417.236106">
                <text:p>417.236106</text:p>
              </table:table-cell>
              <table:table-cell office:value-type="float" office:value="412.263512">
                <text:p>412.263512</text:p>
              </table:table-cell>
              <table:table-cell office:value-type="float" office:value="402.218944">
                <text:p>402.218944</text:p>
              </table:table-cell>
              <table:table-cell office:value-type="float" office:value="393.886034">
                <text:p>393.886034</text:p>
              </table:table-cell>
              <table:table-cell office:value-type="float" office:value="416.190057">
                <text:p>416.190057</text:p>
              </table:table-cell>
              <table:table-cell office:value-type="float" office:value="407.021079">
                <text:p>407.021079</text:p>
              </table:table-cell>
              <table:table-cell office:value-type="float" office:value="414.517665">
                <text:p>414.517665</text:p>
              </table:table-cell>
              <table:table-cell office:value-type="float" office:value="409.967273">
                <text:p>409.967273</text:p>
              </table:table-cell>
              <table:table-cell office:value-type="float" office:value="411.052072">
                <text:p>411.052072</text:p>
              </table:table-cell>
              <table:table-cell office:value-type="float" office:value="414.264444">
                <text:p>414.264444</text:p>
              </table:table-cell>
              <table:table-cell office:value-type="float" office:value="414.384029">
                <text:p>414.384029</text:p>
              </table:table-cell>
              <table:table-cell office:value-type="float" office:value="401.813421">
                <text:p>401.813421</text:p>
              </table:table-cell>
            </table:table-row>
            <table:table-row>
              <table:table-cell office:value-type="string">
                <text:p>uts_omp_cilk</text:p>
              </table:table-cell>
              <table:table-cell office:value-type="float" office:value="9277.850553">
                <text:p>9277.850553</text:p>
              </table:table-cell>
              <table:table-cell office:value-type="float" office:value="4664.914592">
                <text:p>4664.914592</text:p>
              </table:table-cell>
              <table:table-cell office:value-type="float" office:value="3119.799076">
                <text:p>3119.799076</text:p>
              </table:table-cell>
              <table:table-cell office:value-type="float" office:value="2348.452439">
                <text:p>2348.452439</text:p>
              </table:table-cell>
              <table:table-cell office:value-type="float" office:value="1894.585839">
                <text:p>1894.585839</text:p>
              </table:table-cell>
              <table:table-cell office:value-type="float" office:value="1593.447188">
                <text:p>1593.447188</text:p>
              </table:table-cell>
              <table:table-cell office:value-type="float" office:value="1363.97944">
                <text:p>1363.97944</text:p>
              </table:table-cell>
              <table:table-cell office:value-type="float" office:value="1198.635202">
                <text:p>1198.635202</text:p>
              </table:table-cell>
              <table:table-cell office:value-type="float" office:value="1069.417328">
                <text:p>1069.417328</text:p>
              </table:table-cell>
              <table:table-cell office:value-type="float" office:value="1000.696019">
                <text:p>1000.696019</text:p>
              </table:table-cell>
              <table:table-cell office:value-type="float" office:value="901.234036">
                <text:p>901.234036</text:p>
              </table:table-cell>
              <table:table-cell office:value-type="float" office:value="843.145081">
                <text:p>843.145081</text:p>
              </table:table-cell>
              <table:table-cell office:value-type="float" office:value="795.637737">
                <text:p>795.637737</text:p>
              </table:table-cell>
              <table:table-cell office:value-type="float" office:value="707.538645">
                <text:p>707.538645</text:p>
              </table:table-cell>
              <table:table-cell office:value-type="float" office:value="661.448421">
                <text:p>661.448421</text:p>
              </table:table-cell>
              <table:table-cell office:value-type="float" office:value="635.097367">
                <text:p>635.097367</text:p>
              </table:table-cell>
              <table:table-cell office:value-type="float" office:value="609.658469">
                <text:p>609.658469</text:p>
              </table:table-cell>
              <table:table-cell office:value-type="float" office:value="614.625741">
                <text:p>614.625741</text:p>
              </table:table-cell>
              <table:table-cell office:value-type="float" office:value="544.670535">
                <text:p>544.670535</text:p>
              </table:table-cell>
              <table:table-cell office:value-type="float" office:value="540.334358">
                <text:p>540.334358</text:p>
              </table:table-cell>
              <table:table-cell office:value-type="float" office:value="508.846087">
                <text:p>508.846087</text:p>
              </table:table-cell>
              <table:table-cell office:value-type="float" office:value="502.937212">
                <text:p>502.937212</text:p>
              </table:table-cell>
              <table:table-cell office:value-type="float" office:value="480.327616">
                <text:p>480.327616</text:p>
              </table:table-cell>
              <table:table-cell office:value-type="float" office:value="489.452202">
                <text:p>489.452202</text:p>
              </table:table-cell>
              <table:table-cell office:value-type="float" office:value="440.332703">
                <text:p>440.332703</text:p>
              </table:table-cell>
              <table:table-cell office:value-type="float" office:value="426.42382">
                <text:p>426.42382</text:p>
              </table:table-cell>
              <table:table-cell office:value-type="float" office:value="415.968082">
                <text:p>415.968082</text:p>
              </table:table-cell>
              <table:table-cell office:value-type="float" office:value="404.012848">
                <text:p>404.012848</text:p>
              </table:table-cell>
              <table:table-cell office:value-type="float" office:value="402.389276">
                <text:p>402.389276</text:p>
              </table:table-cell>
              <table:table-cell office:value-type="float" office:value="416.8182">
                <text:p>416.8182</text:p>
              </table:table-cell>
              <table:table-cell office:value-type="float" office:value="386.986479">
                <text:p>386.986479</text:p>
              </table:table-cell>
              <table:table-cell office:value-type="float" office:value="370.778725">
                <text:p>370.778725</text:p>
              </table:table-cell>
              <table:table-cell office:value-type="float" office:value="397.990098">
                <text:p>397.990098</text:p>
              </table:table-cell>
              <table:table-cell office:value-type="float" office:value="345.581756">
                <text:p>345.581756</text:p>
              </table:table-cell>
              <table:table-cell office:value-type="float" office:value="352.210707">
                <text:p>352.210707</text:p>
              </table:table-cell>
              <table:table-cell office:value-type="float" office:value="372.017174">
                <text:p>372.017174</text:p>
              </table:table-cell>
              <table:table-cell office:value-type="float" office:value="342.120076">
                <text:p>342.120076</text:p>
              </table:table-cell>
              <table:table-cell office:value-type="float" office:value="353.703018">
                <text:p>353.703018</text:p>
              </table:table-cell>
              <table:table-cell office:value-type="float" office:value="352.569974">
                <text:p>352.569974</text:p>
              </table:table-cell>
              <table:table-cell office:value-type="float" office:value="341.346558">
                <text:p>341.346558</text:p>
              </table:table-cell>
              <table:table-cell office:value-type="float" office:value="341.468133">
                <text:p>341.468133</text:p>
              </table:table-cell>
              <table:table-cell office:value-type="float" office:value="314.084501">
                <text:p>314.084501</text:p>
              </table:table-cell>
              <table:table-cell office:value-type="float" office:value="326.614435">
                <text:p>326.614435</text:p>
              </table:table-cell>
              <table:table-cell office:value-type="float" office:value="335.238803">
                <text:p>335.238803</text:p>
              </table:table-cell>
              <table:table-cell office:value-type="float" office:value="354.131061">
                <text:p>354.131061</text:p>
              </table:table-cell>
              <table:table-cell office:value-type="float" office:value="308.765534">
                <text:p>308.765534</text:p>
              </table:table-cell>
              <table:table-cell office:value-type="float" office:value="292.730232">
                <text:p>292.730232</text:p>
              </table:table-cell>
              <table:table-cell office:value-type="float" office:value="302.856337">
                <text:p>302.856337</text:p>
              </table:table-cell>
              <table:table-cell office:value-type="float" office:value="324.55121">
                <text:p>324.55121</text:p>
              </table:table-cell>
              <table:table-cell office:value-type="float" office:value="302.104696">
                <text:p>302.104696</text:p>
              </table:table-cell>
              <table:table-cell office:value-type="float" office:value="302.992603">
                <text:p>302.992603</text:p>
              </table:table-cell>
              <table:table-cell office:value-type="float" office:value="323.876106">
                <text:p>323.876106</text:p>
              </table:table-cell>
              <table:table-cell office:value-type="float" office:value="315.55019">
                <text:p>315.55019</text:p>
              </table:table-cell>
              <table:table-cell office:value-type="float" office:value="309.700016">
                <text:p>309.700016</text:p>
              </table:table-cell>
              <table:table-cell office:value-type="float" office:value="307.000113">
                <text:p>307.000113</text:p>
              </table:table-cell>
              <table:table-cell office:value-type="float" office:value="322.274666">
                <text:p>322.274666</text:p>
              </table:table-cell>
              <table:table-cell office:value-type="float" office:value="316.390169">
                <text:p>316.390169</text:p>
              </table:table-cell>
              <table:table-cell office:value-type="float" office:value="329.534969">
                <text:p>329.534969</text:p>
              </table:table-cell>
              <table:table-cell office:value-type="float" office:value="332.857688">
                <text:p>332.857688</text:p>
              </table:table-cell>
              <table:table-cell office:value-type="float" office:value="311.377031">
                <text:p>311.377031</text:p>
              </table:table-cell>
              <table:table-cell office:value-type="float" office:value="311.287918">
                <text:p>311.287918</text:p>
              </table:table-cell>
              <table:table-cell office:value-type="float" office:value="267.731563">
                <text:p>267.731563</text:p>
              </table:table-cell>
              <table:table-cell office:value-type="float" office:value="276.714493">
                <text:p>276.714493</text:p>
              </table:table-cell>
              <table:table-cell office:value-type="float" office:value="295.872159">
                <text:p>295.872159</text:p>
              </table:table-cell>
              <table:table-cell office:value-type="float" office:value="273.519764">
                <text:p>273.519764</text:p>
              </table:table-cell>
              <table:table-cell office:value-type="float" office:value="262.909734">
                <text:p>262.909734</text:p>
              </table:table-cell>
              <table:table-cell office:value-type="float" office:value="266.894277">
                <text:p>266.894277</text:p>
              </table:table-cell>
              <table:table-cell office:value-type="float" office:value="262.40958">
                <text:p>262.40958</text:p>
              </table:table-cell>
              <table:table-cell office:value-type="float" office:value="267.197025">
                <text:p>267.197025</text:p>
              </table:table-cell>
              <table:table-cell office:value-type="float" office:value="276.680812">
                <text:p>276.680812</text:p>
              </table:table-cell>
              <table:table-cell office:value-type="float" office:value="274.120062">
                <text:p>274.120062</text:p>
              </table:table-cell>
              <table:table-cell office:value-type="float" office:value="271.036384">
                <text:p>271.036384</text:p>
              </table:table-cell>
              <table:table-cell office:value-type="float" office:value="268.231524">
                <text:p>268.231524</text:p>
              </table:table-cell>
              <table:table-cell office:value-type="float" office:value="265.220791">
                <text:p>265.220791</text:p>
              </table:table-cell>
              <table:table-cell office:value-type="float" office:value="272.294016">
                <text:p>272.294016</text:p>
              </table:table-cell>
              <table:table-cell office:value-type="float" office:value="283.884016">
                <text:p>283.884016</text:p>
              </table:table-cell>
              <table:table-cell office:value-type="float" office:value="274.508649">
                <text:p>274.508649</text:p>
              </table:table-cell>
              <table:table-cell office:value-type="float" office:value="273.68804">
                <text:p>273.68804</text:p>
              </table:table-cell>
              <table:table-cell office:value-type="float" office:value="299.994702">
                <text:p>299.994702</text:p>
              </table:table-cell>
              <table:table-cell office:value-type="float" office:value="281.838751">
                <text:p>281.838751</text:p>
              </table:table-cell>
              <table:table-cell office:value-type="float" office:value="265.745644">
                <text:p>265.745644</text:p>
              </table:table-cell>
              <table:table-cell office:value-type="float" office:value="273.211433">
                <text:p>273.211433</text:p>
              </table:table-cell>
              <table:table-cell office:value-type="float" office:value="274.20077">
                <text:p>274.20077</text:p>
              </table:table-cell>
              <table:table-cell office:value-type="float" office:value="281.425784">
                <text:p>281.425784</text:p>
              </table:table-cell>
              <table:table-cell office:value-type="float" office:value="283.777133">
                <text:p>283.777133</text:p>
              </table:table-cell>
              <table:table-cell office:value-type="float" office:value="265.742628">
                <text:p>265.742628</text:p>
              </table:table-cell>
              <table:table-cell office:value-type="float" office:value="288.760827">
                <text:p>288.760827</text:p>
              </table:table-cell>
              <table:table-cell office:value-type="float" office:value="281.959746">
                <text:p>281.959746</text:p>
              </table:table-cell>
              <table:table-cell office:value-type="float" office:value="292.957082">
                <text:p>292.957082</text:p>
              </table:table-cell>
              <table:table-cell office:value-type="float" office:value="285.652191">
                <text:p>285.652191</text:p>
              </table:table-cell>
              <table:table-cell office:value-type="float" office:value="275.294612">
                <text:p>275.294612</text:p>
              </table:table-cell>
              <table:table-cell office:value-type="float" office:value="294.523301">
                <text:p>294.523301</text:p>
              </table:table-cell>
              <table:table-cell office:value-type="float" office:value="285.324104">
                <text:p>285.324104</text:p>
              </table:table-cell>
              <table:table-cell office:value-type="float" office:value="290.851256">
                <text:p>290.851256</text:p>
              </table:table-cell>
              <table:table-cell office:value-type="float" office:value="286.730254">
                <text:p>286.730254</text:p>
              </table:table-cell>
              <table:table-cell office:value-type="float" office:value="287.537838">
                <text:p>287.537838</text:p>
              </table:table-cell>
              <table:table-cell office:value-type="float" office:value="298.93826">
                <text:p>298.93826</text:p>
              </table:table-cell>
              <table:table-cell office:value-type="float" office:value="294.573531">
                <text:p>294.573531</text:p>
              </table:table-cell>
              <table:table-cell office:value-type="float" office:value="292.241753">
                <text:p>292.241753</text:p>
              </table:table-cell>
              <table:table-cell office:value-type="float" office:value="384.765491">
                <text:p>384.765491</text:p>
              </table:table-cell>
              <table:table-cell office:value-type="float" office:value="295.889545">
                <text:p>295.889545</text:p>
              </table:table-cell>
              <table:table-cell office:value-type="float" office:value="282.696825">
                <text:p>282.696825</text:p>
              </table:table-cell>
              <table:table-cell office:value-type="float" office:value="272.765491">
                <text:p>272.765491</text:p>
              </table:table-cell>
              <table:table-cell office:value-type="float" office:value="302.04144">
                <text:p>302.04144</text:p>
              </table:table-cell>
              <table:table-cell office:value-type="float" office:value="297.050369">
                <text:p>297.050369</text:p>
              </table:table-cell>
              <table:table-cell office:value-type="float" office:value="306.249949">
                <text:p>306.249949</text:p>
              </table:table-cell>
              <table:table-cell office:value-type="float" office:value="300.317467">
                <text:p>300.317467</text:p>
              </table:table-cell>
              <table:table-cell office:value-type="float" office:value="301.275495">
                <text:p>301.275495</text:p>
              </table:table-cell>
              <table:table-cell office:value-type="float" office:value="302.099757">
                <text:p>302.099757</text:p>
              </table:table-cell>
              <table:table-cell office:value-type="float" office:value="303.280466">
                <text:p>303.280466</text:p>
              </table:table-cell>
              <table:table-cell office:value-type="float" office:value="317.73114">
                <text:p>317.73114</text:p>
              </table:table-cell>
              <table:table-cell office:value-type="float" office:value="325.647426">
                <text:p>325.647426</text:p>
              </table:table-cell>
              <table:table-cell office:value-type="float" office:value="304.325938">
                <text:p>304.325938</text:p>
              </table:table-cell>
              <table:table-cell office:value-type="float" office:value="303.186352">
                <text:p>303.186352</text:p>
              </table:table-cell>
              <table:table-cell office:value-type="float" office:value="292.84603">
                <text:p>292.84603</text:p>
              </table:table-cell>
              <table:table-cell office:value-type="float" office:value="327.198825">
                <text:p>327.198825</text:p>
              </table:table-cell>
              <table:table-cell office:value-type="float" office:value="303.234273">
                <text:p>303.234273</text:p>
              </table:table-cell>
              <table:table-cell office:value-type="float" office:value="372.102691">
                <text:p>372.102691</text:p>
              </table:table-cell>
              <table:table-cell office:value-type="float" office:value="320.336736">
                <text:p>320.336736</text:p>
              </table:table-cell>
              <table:table-cell office:value-type="float" office:value="312.930609">
                <text:p>312.930609</text:p>
              </table:table-cell>
              <table:table-cell office:value-type="float" office:value="321.934709">
                <text:p>321.934709</text:p>
              </table:table-cell>
              <table:table-cell office:value-type="float" office:value="304.420951">
                <text:p>304.420951</text:p>
              </table:table-cell>
              <table:table-cell office:value-type="float" office:value="320.208936">
                <text:p>320.208936</text:p>
              </table:table-cell>
              <table:table-cell office:value-type="float" office:value="323.973748">
                <text:p>323.973748</text:p>
              </table:table-cell>
              <table:table-cell office:value-type="float" office:value="319.972718">
                <text:p>319.972718</text:p>
              </table:table-cell>
              <table:table-cell office:value-type="float" office:value="396.143395">
                <text:p>396.143395</text:p>
              </table:table-cell>
              <table:table-cell office:value-type="float" office:value="334.481068">
                <text:p>334.481068</text:p>
              </table:table-cell>
              <table:table-cell office:value-type="float" office:value="309.464182">
                <text:p>309.464182</text:p>
              </table:table-cell>
              <table:table-cell office:value-type="float" office:value="322.01933">
                <text:p>322.01933</text:p>
              </table:table-cell>
              <table:table-cell office:value-type="float" office:value="318.979792">
                <text:p>318.979792</text:p>
              </table:table-cell>
              <table:table-cell office:value-type="float" office:value="327.022528">
                <text:p>327.022528</text:p>
              </table:table-cell>
              <table:table-cell office:value-type="float" office:value="318.85302">
                <text:p>318.85302</text:p>
              </table:table-cell>
              <table:table-cell office:value-type="float" office:value="331.952138">
                <text:p>331.952138</text:p>
              </table:table-cell>
              <table:table-cell office:value-type="float" office:value="340.998838">
                <text:p>340.998838</text:p>
              </table:table-cell>
              <table:table-cell office:value-type="float" office:value="329.703438">
                <text:p>329.703438</text:p>
              </table:table-cell>
              <table:table-cell office:value-type="float" office:value="330.109863">
                <text:p>330.109863</text:p>
              </table:table-cell>
              <table:table-cell office:value-type="float" office:value="343.436666">
                <text:p>343.436666</text:p>
              </table:table-cell>
              <table:table-cell office:value-type="float" office:value="328.754906">
                <text:p>328.754906</text:p>
              </table:table-cell>
              <table:table-cell office:value-type="float" office:value="376.965454">
                <text:p>376.965454</text:p>
              </table:table-cell>
              <table:table-cell office:value-type="float" office:value="342.871524">
                <text:p>342.871524</text:p>
              </table:table-cell>
              <table:table-cell office:value-type="float" office:value="325.884544">
                <text:p>325.884544</text:p>
              </table:table-cell>
              <table:table-cell office:value-type="float" office:value="341.784546">
                <text:p>341.784546</text:p>
              </table:table-cell>
              <table:table-cell office:value-type="float" office:value="338.319144">
                <text:p>338.319144</text:p>
              </table:table-cell>
              <table:table-cell office:value-type="float" office:value="364.741027">
                <text:p>364.741027</text:p>
              </table:table-cell>
              <table:table-cell office:value-type="float" office:value="332.757285">
                <text:p>332.757285</text:p>
              </table:table-cell>
              <table:table-cell office:value-type="float" office:value="351.659229">
                <text:p>351.659229</text:p>
              </table:table-cell>
              <table:table-cell office:value-type="float" office:value="336.886691">
                <text:p>336.886691</text:p>
              </table:table-cell>
              <table:table-cell office:value-type="float" office:value="345.346307">
                <text:p>345.346307</text:p>
              </table:table-cell>
              <table:table-cell office:value-type="float" office:value="362.430416">
                <text:p>362.430416</text:p>
              </table:table-cell>
              <table:table-cell office:value-type="float" office:value="344.298654">
                <text:p>344.298654</text:p>
              </table:table-cell>
              <table:table-cell office:value-type="float" office:value="378.201594">
                <text:p>378.201594</text:p>
              </table:table-cell>
              <table:table-cell office:value-type="float" office:value="355.061052">
                <text:p>355.061052</text:p>
              </table:table-cell>
              <table:table-cell office:value-type="float" office:value="380.233385">
                <text:p>380.233385</text:p>
              </table:table-cell>
              <table:table-cell office:value-type="float" office:value="347.076762">
                <text:p>347.076762</text:p>
              </table:table-cell>
              <table:table-cell office:value-type="float" office:value="378.616038">
                <text:p>378.616038</text:p>
              </table:table-cell>
              <table:table-cell office:value-type="float" office:value="359.849332">
                <text:p>359.849332</text:p>
              </table:table-cell>
              <table:table-cell office:value-type="float" office:value="383.315522">
                <text:p>383.315522</text:p>
              </table:table-cell>
              <table:table-cell office:value-type="float" office:value="465.462438">
                <text:p>465.462438</text:p>
              </table:table-cell>
              <table:table-cell office:value-type="float" office:value="359.708958">
                <text:p>359.708958</text:p>
              </table:table-cell>
              <table:table-cell office:value-type="float" office:value="365.74749">
                <text:p>365.74749</text:p>
              </table:table-cell>
              <table:table-cell office:value-type="float" office:value="428.010952">
                <text:p>428.010952</text:p>
              </table:table-cell>
              <table:table-cell office:value-type="float" office:value="374.045693">
                <text:p>374.045693</text:p>
              </table:table-cell>
              <table:table-cell office:value-type="float" office:value="377.774323">
                <text:p>377.774323</text:p>
              </table:table-cell>
              <table:table-cell office:value-type="float" office:value="372.933757">
                <text:p>372.933757</text:p>
              </table:table-cell>
              <table:table-cell office:value-type="float" office:value="431.6982">
                <text:p>431.6982</text:p>
              </table:table-cell>
              <table:table-cell office:value-type="float" office:value="389.577315">
                <text:p>389.577315</text:p>
              </table:table-cell>
              <table:table-cell office:value-type="float" office:value="449.5038">
                <text:p>449.5038</text:p>
              </table:table-cell>
              <table:table-cell office:value-type="float" office:value="408.999752">
                <text:p>408.999752</text:p>
              </table:table-cell>
              <table:table-cell office:value-type="float" office:value="384.097255">
                <text:p>384.097255</text:p>
              </table:table-cell>
              <table:table-cell office:value-type="float" office:value="417.861364">
                <text:p>417.861364</text:p>
              </table:table-cell>
              <table:table-cell office:value-type="float" office:value="377.348204">
                <text:p>377.348204</text:p>
              </table:table-cell>
              <table:table-cell office:value-type="float" office:value="411.738274">
                <text:p>411.738274</text:p>
              </table:table-cell>
              <table:table-cell office:value-type="float" office:value="491.14044">
                <text:p>491.14044</text:p>
              </table:table-cell>
              <table:table-cell office:value-type="float" office:value="471.59085">
                <text:p>471.59085</text:p>
              </table:table-cell>
              <table:table-cell office:value-type="float" office:value="418.07269">
                <text:p>418.07269</text:p>
              </table:table-cell>
              <table:table-cell office:value-type="float" office:value="438.226941">
                <text:p>438.226941</text:p>
              </table:table-cell>
              <table:table-cell office:value-type="float" office:value="428.898923">
                <text:p>428.898923</text:p>
              </table:table-cell>
              <table:table-cell office:value-type="float" office:value="463.511802">
                <text:p>463.511802</text:p>
              </table:table-cell>
              <table:table-cell office:value-type="float" office:value="436.316916">
                <text:p>436.316916</text:p>
              </table:table-cell>
              <table:table-cell office:value-type="float" office:value="447.959265">
                <text:p>447.959265</text:p>
              </table:table-cell>
              <table:table-cell office:value-type="float" office:value="395.972101">
                <text:p>395.972101</text:p>
              </table:table-cell>
              <table:table-cell office:value-type="float" office:value="492.93781">
                <text:p>492.93781</text:p>
              </table:table-cell>
              <table:table-cell office:value-type="float" office:value="394.549782">
                <text:p>394.549782</text:p>
              </table:table-cell>
              <table:table-cell office:value-type="float" office:value="468.365968">
                <text:p>468.365968</text:p>
              </table:table-cell>
              <table:table-cell office:value-type="float" office:value="442.468169">
                <text:p>442.468169</text:p>
              </table:table-cell>
              <table:table-cell office:value-type="float" office:value="441.474921">
                <text:p>441.474921</text:p>
              </table:table-cell>
              <table:table-cell office:value-type="float" office:value="491.117217">
                <text:p>491.117217</text:p>
              </table:table-cell>
              <table:table-cell office:value-type="float" office:value="473.69347">
                <text:p>473.69347</text:p>
              </table:table-cell>
              <table:table-cell office:value-type="float" office:value="467.604062">
                <text:p>467.604062</text:p>
              </table:table-cell>
              <table:table-cell office:value-type="float" office:value="456.164892">
                <text:p>456.164892</text:p>
              </table:table-cell>
              <table:table-cell office:value-type="float" office:value="488.41366">
                <text:p>488.41366</text:p>
              </table:table-cell>
              <table:table-cell office:value-type="float" office:value="493.897697">
                <text:p>493.897697</text:p>
              </table:table-cell>
              <table:table-cell office:value-type="float" office:value="432.737576">
                <text:p>432.737576</text:p>
              </table:table-cell>
              <table:table-cell office:value-type="float" office:value="435.6966">
                <text:p>435.6966</text:p>
              </table:table-cell>
              <table:table-cell office:value-type="float" office:value="514.388058">
                <text:p>514.388058</text:p>
              </table:table-cell>
              <table:table-cell office:value-type="float" office:value="477.214429">
                <text:p>477.214429</text:p>
              </table:table-cell>
              <table:table-cell office:value-type="float" office:value="486.094388">
                <text:p>486.094388</text:p>
              </table:table-cell>
              <table:table-cell office:value-type="float" office:value="457.392244">
                <text:p>457.392244</text:p>
              </table:table-cell>
              <table:table-cell office:value-type="float" office:value="493.07228">
                <text:p>493.07228</text:p>
              </table:table-cell>
              <table:table-cell office:value-type="float" office:value="481.551055">
                <text:p>481.551055</text:p>
              </table:table-cell>
              <table:table-cell office:value-type="float" office:value="459.262428">
                <text:p>459.262428</text:p>
              </table:table-cell>
              <table:table-cell office:value-type="float" office:value="492.33225">
                <text:p>492.33225</text:p>
              </table:table-cell>
              <table:table-cell office:value-type="float" office:value="462.987463">
                <text:p>462.987463</text:p>
              </table:table-cell>
              <table:table-cell office:value-type="float" office:value="500.914018">
                <text:p>500.914018</text:p>
              </table:table-cell>
              <table:table-cell office:value-type="float" office:value="484.579237">
                <text:p>484.579237</text:p>
              </table:table-cell>
              <table:table-cell office:value-type="float" office:value="542.007203">
                <text:p>542.007203</text:p>
              </table:table-cell>
              <table:table-cell office:value-type="float" office:value="550.207696">
                <text:p>550.207696</text:p>
              </table:table-cell>
              <table:table-cell office:value-type="float" office:value="573.330914">
                <text:p>573.330914</text:p>
              </table:table-cell>
              <table:table-cell office:value-type="float" office:value="504.792319">
                <text:p>504.792319</text:p>
              </table:table-cell>
              <table:table-cell office:value-type="float" office:value="525.889523">
                <text:p>525.889523</text:p>
              </table:table-cell>
              <table:table-cell office:value-type="float" office:value="606.494856">
                <text:p>606.494856</text:p>
              </table:table-cell>
              <table:table-cell office:value-type="float" office:value="576.600838">
                <text:p>576.600838</text:p>
              </table:table-cell>
              <table:table-cell office:value-type="float" office:value="666.21354">
                <text:p>666.21354</text:p>
              </table:table-cell>
              <table:table-cell office:value-type="float" office:value="520.844048">
                <text:p>520.844048</text:p>
              </table:table-cell>
              <table:table-cell office:value-type="float" office:value="496.870836">
                <text:p>496.870836</text:p>
              </table:table-cell>
              <table:table-cell office:value-type="float" office:value="516.956185">
                <text:p>516.956185</text:p>
              </table:table-cell>
              <table:table-cell office:value-type="float" office:value="480.019158">
                <text:p>480.019158</text:p>
              </table:table-cell>
              <table:table-cell office:value-type="float" office:value="544.824958">
                <text:p>544.824958</text:p>
              </table:table-cell>
              <table:table-cell office:value-type="float" office:value="691.951593">
                <text:p>691.951593</text:p>
              </table:table-cell>
              <table:table-cell office:value-type="float" office:value="548.797182">
                <text:p>548.797182</text:p>
              </table:table-cell>
              <table:table-cell office:value-type="float" office:value="525.163159">
                <text:p>525.163159</text:p>
              </table:table-cell>
              <table:table-cell office:value-type="float" office:value="556.097708">
                <text:p>556.097708</text:p>
              </table:table-cell>
              <table:table-cell office:value-type="float" office:value="578.186685">
                <text:p>578.186685</text:p>
              </table:table-cell>
              <table:table-cell office:value-type="float" office:value="512.285634">
                <text:p>512.285634</text:p>
              </table:table-cell>
              <table:table-cell office:value-type="float" office:value="520.68212">
                <text:p>520.68212</text:p>
              </table:table-cell>
              <table:table-cell office:value-type="float" office:value="698.407262">
                <text:p>698.407262</text:p>
              </table:table-cell>
              <table:table-cell office:value-type="float" office:value="704.644417">
                <text:p>704.644417</text:p>
              </table:table-cell>
              <table:table-cell office:value-type="float" office:value="497.295031">
                <text:p>497.295031</text:p>
              </table:table-cell>
              <table:table-cell office:value-type="float" office:value="523.285982">
                <text:p>523.285982</text:p>
              </table:table-cell>
              <table:table-cell office:value-type="float" office:value="531.540624">
                <text:p>531.540624</text:p>
              </table:table-cell>
              <table:table-cell office:value-type="float" office:value="512.992237">
                <text:p>512.992237</text:p>
              </table:table-cell>
              <table:table-cell office:value-type="float" office:value="498.202311">
                <text:p>498.202311</text:p>
              </table:table-cell>
              <table:table-cell office:value-type="float" office:value="552.284203">
                <text:p>552.284203</text:p>
              </table:table-cell>
              <table:table-cell office:value-type="float" office:value="546.087467">
                <text:p>546.087467</text:p>
              </table:table-cell>
              <table:table-cell office:value-type="float" office:value="613.266935">
                <text:p>613.266935</text:p>
              </table:table-cell>
              <table:table-cell office:value-type="float" office:value="555.524483">
                <text:p>555.524483</text:p>
              </table:table-cell>
              <table:table-cell office:value-type="float" office:value="601.724541">
                <text:p>601.724541</text:p>
              </table:table-cell>
              <table:table-cell office:value-type="float" office:value="588.088444">
                <text:p>588.088444</text:p>
              </table:table-cell>
              <table:table-cell office:value-type="float" office:value="566.046173">
                <text:p>566.046173</text:p>
              </table:table-cell>
              <table:table-cell office:value-type="float" office:value="738.396593">
                <text:p>738.3965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